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8" style:family="table">
      <style:table-properties style:width="6.6931in" fo:margin-top="0.2in" fo:margin-bottom="0.2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799in" fo:border="0.05pt solid #b2b2b2"/>
    </style:style>
    <style:style style:name="Table8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9" style:family="table">
      <style:table-properties style:width="6.6931in" fo:margin-top="0.2in" fo:margin-bottom="0.2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799in" fo:border="0.05pt solid #b2b2b2"/>
    </style:style>
    <style:style style:name="Table9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0" style:family="table">
      <style:table-properties style:width="6.6931in" fo:margin-top="0.2in" fo:margin-bottom="0.2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799in" fo:border="0.05pt solid #b2b2b2"/>
    </style:style>
    <style:style style:name="Table10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1" style:family="table">
      <style:table-properties style:width="6.6931in" fo:margin-top="0.2in" fo:margin-bottom="0.2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799in" fo:border="0.05pt solid #b2b2b2"/>
    </style:style>
    <style:style style:name="Table1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2" style:family="table">
      <style:table-properties style:width="6.6931in" fo:margin-top="0.2in" fo:margin-bottom="0.2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799in" fo:border="0.05pt solid #b2b2b2"/>
    </style:style>
    <style:style style:name="Table1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3" style:family="table">
      <style:table-properties style:width="6.6931in" fo:margin-top="0.2in" fo:margin-bottom="0.2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799in" fo:border="0.05pt solid #b2b2b2"/>
    </style:style>
    <style:style style:name="Table1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7" style:family="table">
      <style:table-properties style:width="6.6931in" fo:margin-top="0.2in" fo:margin-bottom="0.2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799in" fo:border="0.05pt solid #b2b2b2"/>
    </style:style>
    <style:style style:name="Table7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bc7a00" style:font-name="0" fo:font-size="8pt" fo:font-style="italic" officeooo:rsid="000cabe9" officeooo:paragraph-rsid="004cc41c" style:font-size-asian="8pt" style:font-style-asian="italic" style:font-size-complex="8pt"/>
    </style:style>
    <style:style style:name="P5" style:family="paragraph" style:parent-style-name="Standard">
      <style:text-properties fo:color="#bc7a00" style:font-name="0" fo:font-size="8pt" fo:font-style="italic" officeooo:rsid="000cabe9" officeooo:paragraph-rsid="00505392" style:font-size-asian="8pt" style:font-style-asian="italic" style:font-size-complex="8pt"/>
    </style:style>
    <style:style style:name="P6" style:family="paragraph" style:parent-style-name="Standard">
      <style:text-properties fo:color="#bc7a00" style:font-name="0" fo:font-size="8pt" fo:font-style="italic" officeooo:rsid="000cabe9" officeooo:paragraph-rsid="0052eac2" style:font-size-asian="8pt" style:font-style-asian="italic" style:font-size-complex="8pt"/>
    </style:style>
    <style:style style:name="P7" style:family="paragraph" style:parent-style-name="Standard">
      <style:text-properties fo:color="#bc7a00" style:font-name="0" fo:font-size="8pt" fo:font-style="italic" officeooo:rsid="000cabe9" officeooo:paragraph-rsid="00547e06" style:font-size-asian="8pt" style:font-style-asian="italic" style:font-size-complex="8pt"/>
    </style:style>
    <style:style style:name="P8" style:family="paragraph" style:parent-style-name="Standard">
      <style:text-properties fo:color="#bc7a00" style:font-name="0" fo:font-size="8pt" fo:font-style="italic" officeooo:rsid="000cabe9" officeooo:paragraph-rsid="00556b62" style:font-size-asian="8pt" style:font-style-asian="italic" style:font-size-complex="8pt"/>
    </style:style>
    <style:style style:name="P9" style:family="paragraph" style:parent-style-name="Standard">
      <style:text-properties fo:color="#bc7a00" style:font-name="0" fo:font-size="8pt" officeooo:paragraph-rsid="004cc41c" style:font-size-asian="8pt" style:font-size-complex="8pt"/>
    </style:style>
    <style:style style:name="P10" style:family="paragraph" style:parent-style-name="Standard">
      <style:text-properties fo:color="#bc7a00" style:font-name="0" fo:font-size="8pt" officeooo:paragraph-rsid="00505392" style:font-size-asian="8pt" style:font-size-complex="8pt"/>
    </style:style>
    <style:style style:name="P11" style:family="paragraph" style:parent-style-name="Standard">
      <style:text-properties fo:color="#bc7a00" style:font-name="0" fo:font-size="8pt" officeooo:paragraph-rsid="0052eac2" style:font-size-asian="8pt" style:font-size-complex="8pt"/>
    </style:style>
    <style:style style:name="P12" style:family="paragraph" style:parent-style-name="Standard">
      <style:text-properties style:font-name="0" fo:font-size="8pt" officeooo:paragraph-rsid="004cc41c" style:font-size-asian="8pt" style:font-size-complex="8pt"/>
    </style:style>
    <style:style style:name="P13" style:family="paragraph" style:parent-style-name="Standard">
      <style:text-properties style:font-name="0" fo:font-size="8pt" officeooo:paragraph-rsid="00505392" style:font-size-asian="8pt" style:font-size-complex="8pt"/>
    </style:style>
    <style:style style:name="P14" style:family="paragraph" style:parent-style-name="Standard">
      <style:text-properties style:font-name="0" fo:font-size="8pt" officeooo:paragraph-rsid="0052eac2" style:font-size-asian="8pt" style:font-size-complex="8pt"/>
    </style:style>
    <style:style style:name="P15" style:family="paragraph" style:parent-style-name="Standard">
      <style:text-properties style:font-name="0" fo:font-size="8pt" officeooo:paragraph-rsid="00547e06" style:font-size-asian="8pt" style:font-size-complex="8pt"/>
    </style:style>
    <style:style style:name="P16" style:family="paragraph" style:parent-style-name="Standard">
      <style:text-properties style:font-name="0" fo:font-size="8pt" officeooo:paragraph-rsid="00556b62" style:font-size-asian="8pt" style:font-size-complex="8pt"/>
    </style:style>
    <style:style style:name="P17" style:family="paragraph" style:parent-style-name="Standard">
      <style:text-properties fo:font-size="8pt" officeooo:paragraph-rsid="004cc41c" style:font-size-asian="8pt" style:font-size-complex="8pt"/>
    </style:style>
    <style:style style:name="P18" style:family="paragraph" style:parent-style-name="Standard">
      <style:text-properties fo:font-size="8pt" officeooo:paragraph-rsid="00505392" style:font-size-asian="8pt" style:font-size-complex="8pt"/>
    </style:style>
    <style:style style:name="P19" style:family="paragraph" style:parent-style-name="Standard">
      <style:text-properties fo:font-size="8pt" officeooo:paragraph-rsid="0052eac2" style:font-size-asian="8pt" style:font-size-complex="8pt"/>
    </style:style>
    <style:style style:name="P20" style:family="paragraph" style:parent-style-name="Standard">
      <style:text-properties fo:font-size="8pt" officeooo:paragraph-rsid="00547e06" style:font-size-asian="8pt" style:font-size-complex="8pt"/>
    </style:style>
    <style:style style:name="P21" style:family="paragraph" style:parent-style-name="Standard">
      <style:text-properties fo:font-size="8pt" officeooo:paragraph-rsid="00556b62" style:font-size-asian="8pt" style:font-size-complex="8pt"/>
    </style:style>
    <style:style style:name="P22" style:family="paragraph" style:parent-style-name="Standard">
      <style:text-properties fo:color="#a0a000" style:font-name="0" fo:font-size="8pt" officeooo:paragraph-rsid="004cc41c" style:font-size-asian="8pt" style:font-size-complex="8pt"/>
    </style:style>
    <style:style style:name="P23" style:family="paragraph" style:parent-style-name="Contents_20_Heading">
      <style:paragraph-properties fo:text-align="center" style:justify-single-word="false"/>
      <style:text-properties fo:font-size="14pt" officeooo:paragraph-rsid="0037305d" style:font-size-asian="14pt" style:font-size-complex="14pt"/>
    </style:style>
    <style:style style:name="P24" style:family="paragraph" style:parent-style-name="Addressee">
      <style:text-properties officeooo:rsid="004b263b" officeooo:paragraph-rsid="004b263b"/>
    </style:style>
    <style:style style:name="P25" style:family="paragraph" style:parent-style-name="Addressee">
      <style:text-properties fo:font-style="normal" officeooo:rsid="004b263b" officeooo:paragraph-rsid="004b263b" style:font-style-asian="normal" style:font-style-complex="normal"/>
    </style:style>
    <style:style style:name="P26" style:family="paragraph" style:parent-style-name="Addressee">
      <style:text-properties officeooo:rsid="00547e06" officeooo:paragraph-rsid="00547e06"/>
    </style:style>
    <style:style style:name="P27" style:family="paragraph" style:parent-style-name="Addressee">
      <style:text-properties officeooo:rsid="0056dab9" officeooo:paragraph-rsid="0056dab9"/>
    </style:style>
    <style:style style:name="P28" style:family="paragraph" style:parent-style-name="Addressee">
      <style:text-properties officeooo:rsid="0058a7f7" officeooo:paragraph-rsid="0058a7f7"/>
    </style:style>
    <style:style style:name="P29" style:family="paragraph" style:parent-style-name="Standard" style:master-page-name="Standard">
      <style:paragraph-properties style:page-number="auto"/>
      <style:text-properties fo:font-weight="bold" officeooo:rsid="0021545e" officeooo:paragraph-rsid="004cc41c" style:font-weight-asian="bold" style:font-weight-complex="bold"/>
    </style:style>
    <style:style style:name="P30" style:family="paragraph" style:parent-style-name="Standard" style:master-page-name="Standard">
      <style:paragraph-properties style:page-number="auto"/>
      <style:text-properties fo:font-weight="bold" officeooo:rsid="0021545e" officeooo:paragraph-rsid="00505392" style:font-weight-asian="bold" style:font-weight-complex="bold"/>
    </style:style>
    <style:style style:name="P31" style:family="paragraph" style:parent-style-name="Standard" style:master-page-name="Standard">
      <style:paragraph-properties style:page-number="auto"/>
      <style:text-properties fo:font-weight="bold" officeooo:rsid="0021545e" officeooo:paragraph-rsid="00515ac3" style:font-weight-asian="bold" style:font-weight-complex="bold"/>
    </style:style>
    <style:style style:name="P32" style:family="paragraph" style:parent-style-name="Standard" style:master-page-name="Standard">
      <style:paragraph-properties style:page-number="auto"/>
      <style:text-properties fo:font-weight="bold" officeooo:rsid="0021545e" officeooo:paragraph-rsid="0052eac2" style:font-weight-asian="bold" style:font-weight-complex="bold"/>
    </style:style>
    <style:style style:name="P33" style:family="paragraph" style:parent-style-name="Standard" style:master-page-name="Standard">
      <style:paragraph-properties style:page-number="auto"/>
      <style:text-properties fo:font-weight="bold" officeooo:rsid="0021545e" officeooo:paragraph-rsid="00552dae" style:font-weight-asian="bold" style:font-weight-complex="bold"/>
    </style:style>
    <style:style style:name="P34" style:family="paragraph" style:parent-style-name="Standard" style:master-page-name="Standard">
      <style:paragraph-properties style:page-number="auto"/>
      <style:text-properties fo:font-weight="bold" officeooo:rsid="0021545e" officeooo:paragraph-rsid="003fd3d8" style:font-weight-asian="bold" style:font-weight-complex="bold"/>
    </style:style>
    <style:style style:name="P35" style:family="paragraph" style:parent-style-name="Standard" style:master-page-name="Standard">
      <style:paragraph-properties style:page-number="auto"/>
      <style:text-properties fo:font-weight="bold" officeooo:rsid="00546b02" officeooo:paragraph-rsid="00546b02" style:font-weight-asian="bold" style:font-weight-complex="bold"/>
    </style:style>
    <style:style style:name="P36" style:family="paragraph" style:parent-style-name="Standard" style:master-page-name="Standard">
      <style:paragraph-properties style:page-number="auto"/>
      <style:text-properties fo:color="#bc7a00" style:font-name="0" fo:font-size="8pt" officeooo:paragraph-rsid="004cc41c" style:font-size-asian="8pt" style:font-size-complex="8pt"/>
    </style:style>
    <style:style style:name="P37" style:family="paragraph" style:parent-style-name="Standard" style:master-page-name="Standard">
      <style:paragraph-properties style:page-number="auto"/>
      <style:text-properties fo:color="#bc7a00" style:font-name="0" fo:font-size="8pt" officeooo:paragraph-rsid="00505392" style:font-size-asian="8pt" style:font-size-complex="8pt"/>
    </style:style>
    <style:style style:name="P38" style:family="paragraph" style:parent-style-name="Standard" style:master-page-name="Standard">
      <style:paragraph-properties style:page-number="auto"/>
      <style:text-properties fo:color="#bc7a00" style:font-name="0" fo:font-size="8pt" officeooo:paragraph-rsid="0052eac2" style:font-size-asian="8pt" style:font-size-complex="8pt"/>
    </style:style>
    <style:style style:name="P39" style:family="paragraph" style:parent-style-name="Standard" style:master-page-name="Standard">
      <style:paragraph-properties style:page-number="auto"/>
      <style:text-properties fo:color="#bc7a00" style:font-name="0" fo:font-size="8pt" officeooo:paragraph-rsid="00547e06" style:font-size-asian="8pt" style:font-size-complex="8pt"/>
    </style:style>
    <style:style style:name="P40" style:family="paragraph" style:parent-style-name="Standard" style:master-page-name="Standard">
      <style:paragraph-properties style:page-number="auto"/>
      <style:text-properties fo:color="#bc7a00" style:font-name="0" fo:font-size="8pt" officeooo:paragraph-rsid="00556b62" style:font-size-asian="8pt" style:font-size-complex="8pt"/>
    </style:style>
    <style:style style:name="P41" style:family="paragraph" style:parent-style-name="Standard" style:master-page-name="Standard">
      <style:paragraph-properties style:page-number="auto"/>
      <style:text-properties fo:color="#bc7a00" style:font-name="0" officeooo:paragraph-rsid="00505392"/>
    </style:style>
    <style:style style:name="P42" style:family="paragraph" style:parent-style-name="Standard">
      <style:text-properties fo:color="#bc7a00" style:font-name="0" fo:font-size="8pt" officeooo:paragraph-rsid="00547e06" style:font-size-asian="8pt" style:font-size-complex="8pt"/>
    </style:style>
    <style:style style:name="P43" style:family="paragraph" style:parent-style-name="Standard">
      <style:text-properties fo:color="#bc7a00" style:font-name="0" fo:font-size="8pt" officeooo:paragraph-rsid="00556b62" style:font-size-asian="8pt" style:font-size-complex="8pt"/>
    </style:style>
    <style:style style:name="P44" style:family="paragraph" style:parent-style-name="Standard">
      <style:text-properties fo:color="#bc7a00" style:font-name="0" fo:font-size="8pt" fo:font-style="italic" officeooo:rsid="000cabe9" officeooo:paragraph-rsid="005bb0c2" style:font-size-asian="8pt" style:font-style-asian="italic" style:font-size-complex="8pt"/>
    </style:style>
    <style:style style:name="P45" style:family="paragraph" style:parent-style-name="Standard">
      <style:text-properties fo:color="#bc7a00" style:font-name="0" fo:font-size="8pt" fo:font-style="italic" officeooo:rsid="000cabe9" officeooo:paragraph-rsid="005ec5f9" style:font-size-asian="8pt" style:font-style-asian="italic" style:font-size-complex="8pt"/>
    </style:style>
    <style:style style:name="P46" style:family="paragraph" style:parent-style-name="Standard">
      <style:text-properties style:font-name="0" fo:font-size="8pt" officeooo:paragraph-rsid="00547e06" style:font-size-asian="8pt" style:font-size-complex="8pt"/>
    </style:style>
    <style:style style:name="P47" style:family="paragraph" style:parent-style-name="Standard">
      <style:text-properties style:font-name="0" fo:font-size="8pt" officeooo:paragraph-rsid="00556b62" style:font-size-asian="8pt" style:font-size-complex="8pt"/>
    </style:style>
    <style:style style:name="P48" style:family="paragraph" style:parent-style-name="Standard">
      <style:text-properties style:font-name="0" fo:font-size="8pt" officeooo:paragraph-rsid="005bb0c2" style:font-size-asian="8pt" style:font-size-complex="8pt"/>
    </style:style>
    <style:style style:name="P49" style:family="paragraph" style:parent-style-name="Standard">
      <style:text-properties style:font-name="0" fo:font-size="8pt" officeooo:paragraph-rsid="005ec5f9" style:font-size-asian="8pt" style:font-size-complex="8pt"/>
    </style:style>
    <style:style style:name="P50" style:family="paragraph" style:parent-style-name="Standard">
      <style:text-properties fo:color="#408080" style:font-name="0" fo:font-size="8pt" fo:font-style="italic" officeooo:paragraph-rsid="00547e06" style:font-size-asian="8pt" style:font-style-asian="italic" style:font-size-complex="8pt"/>
    </style:style>
    <style:style style:name="P51" style:family="paragraph" style:parent-style-name="Standard">
      <style:text-properties fo:color="#408080" style:font-name="0" fo:font-size="8pt" fo:font-style="italic" officeooo:rsid="000cabe9" officeooo:paragraph-rsid="00547e06" style:font-size-asian="8pt" style:font-style-asian="italic" style:font-size-complex="8pt"/>
    </style:style>
    <style:style style:name="P52" style:family="paragraph" style:parent-style-name="Standard">
      <style:text-properties fo:color="#a0a000" style:font-name="0" fo:font-size="8pt" officeooo:paragraph-rsid="00547e06" style:font-size-asian="8pt" style:font-size-complex="8pt"/>
    </style:style>
    <style:style style:name="P53" style:family="paragraph" style:parent-style-name="Standard">
      <style:text-properties fo:color="#a0a000" style:font-name="0" fo:font-size="8pt" officeooo:paragraph-rsid="00556b62" style:font-size-asian="8pt" style:font-size-complex="8pt"/>
    </style:style>
    <style:style style:name="P54" style:family="paragraph" style:parent-style-name="Standard">
      <style:text-properties fo:font-size="8pt" officeooo:paragraph-rsid="005bb0c2" style:font-size-asian="8pt" style:font-size-complex="8pt"/>
    </style:style>
    <style:style style:name="P55" style:family="paragraph" style:parent-style-name="Standard">
      <style:text-properties fo:font-size="8pt" officeooo:paragraph-rsid="005ec5f9" style:font-size-asian="8pt" style:font-size-complex="8pt"/>
    </style:style>
    <style:style style:name="P56" style:family="paragraph" style:parent-style-name="Standard" style:master-page-name="Standard">
      <style:paragraph-properties style:page-number="auto"/>
      <style:text-properties fo:font-size="8pt" officeooo:paragraph-rsid="005bb0c2" style:font-size-asian="8pt" style:font-size-complex="8pt"/>
    </style:style>
    <style:style style:name="P57" style:family="paragraph" style:parent-style-name="Standard" style:master-page-name="Standard">
      <style:paragraph-properties style:page-number="auto"/>
      <style:text-properties fo:font-size="8pt" officeooo:paragraph-rsid="005ec5f9" style:font-size-asian="8pt" style:font-size-complex="8pt"/>
    </style:style>
    <style:style style:name="P58" style:family="paragraph" style:parent-style-name="Heading_20_1">
      <style:text-properties officeooo:paragraph-rsid="0037305d"/>
    </style:style>
    <style:style style:name="P59" style:family="paragraph" style:parent-style-name="Heading_20_1">
      <style:text-properties officeooo:paragraph-rsid="004cc41c"/>
    </style:style>
    <style:style style:name="P60" style:family="paragraph" style:parent-style-name="Heading_20_1">
      <style:text-properties officeooo:paragraph-rsid="00486958"/>
    </style:style>
    <style:style style:name="P61" style:family="paragraph" style:parent-style-name="Heading_20_1">
      <style:text-properties officeooo:paragraph-rsid="00515ac3"/>
    </style:style>
    <style:style style:name="P62" style:family="paragraph" style:parent-style-name="Heading_20_1">
      <style:text-properties officeooo:paragraph-rsid="00546b02"/>
    </style:style>
    <style:style style:name="P63" style:family="paragraph" style:parent-style-name="Heading_20_1">
      <style:text-properties officeooo:paragraph-rsid="00552dae"/>
    </style:style>
    <style:style style:name="P64" style:family="paragraph" style:parent-style-name="Heading_20_1">
      <style:text-properties officeooo:paragraph-rsid="0052eac2"/>
    </style:style>
    <style:style style:name="P65" style:family="paragraph" style:parent-style-name="Heading_20_1">
      <style:text-properties officeooo:rsid="00494596" officeooo:paragraph-rsid="00494596"/>
    </style:style>
    <style:style style:name="P66" style:family="paragraph" style:parent-style-name="Addressee">
      <style:text-properties officeooo:rsid="005bb0c2" officeooo:paragraph-rsid="005bb0c2"/>
    </style:style>
    <style:style style:name="P67" style:family="paragraph" style:parent-style-name="Addressee">
      <style:text-properties officeooo:rsid="005dc962" officeooo:paragraph-rsid="005dc962"/>
    </style:style>
    <style:style style:name="P68" style:family="paragraph" style:parent-style-name="Addressee">
      <style:text-properties officeooo:rsid="005ec5f9" officeooo:paragraph-rsid="005ec5f9"/>
    </style:style>
    <style:style style:name="P6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color="#008000" style:font-name="0" fo:font-weight="bold" style:font-weight-asian="bold"/>
    </style:style>
    <style:style style:name="T2" style:family="text">
      <style:text-properties fo:color="#008000" style:font-name="0" fo:font-weight="bold" style:font-weight-asian="bold"/>
    </style:style>
    <style:style style:name="T3" style:family="text">
      <style:text-properties style:font-name="0"/>
    </style:style>
    <style:style style:name="T4" style:family="text">
      <style:text-properties fo:color="#b00040" style:font-name="0"/>
    </style:style>
    <style:style style:name="T5" style:family="text">
      <style:text-properties fo:color="#b00040" style:font-name="0"/>
    </style:style>
    <style:style style:name="T6" style:family="text">
      <style:text-properties fo:color="#0000ff" style:font-name="0"/>
    </style:style>
    <style:style style:name="T7" style:family="text">
      <style:text-properties fo:color="#0000ff" style:font-name="0" fo:font-weight="bold" style:font-weight-asian="bold"/>
    </style:style>
    <style:style style:name="T8" style:family="text">
      <style:text-properties fo:color="#0000ff" style:font-name="0" fo:font-weight="bold" style:font-weight-asian="bold"/>
    </style:style>
    <style:style style:name="T9" style:family="text">
      <style:text-properties fo:color="#0000ff" style:font-name="0"/>
    </style:style>
    <style:style style:name="T10" style:family="text">
      <style:text-properties fo:color="#666666" style:font-name="0"/>
    </style:style>
    <style:style style:name="T11" style:family="text">
      <style:text-properties fo:color="#666666" style:font-name="0"/>
    </style:style>
    <style:style style:name="T12" style:family="text">
      <style:text-properties fo:color="#bc7a00" style:font-name="0"/>
    </style:style>
    <style:style style:name="T13" style:family="text">
      <style:text-properties fo:color="#408080"/>
    </style:style>
    <style:style style:name="T14" style:family="text">
      <style:text-properties fo:color="#408080" style:font-name="0" fo:font-style="italic" style:font-style-asian="italic"/>
    </style:style>
    <style:style style:name="T15" style:family="text">
      <style:text-properties fo:color="#408080" style:font-name="0" fo:font-style="italic" officeooo:rsid="004cc41c" style:font-style-asian="italic"/>
    </style:style>
    <style:style style:name="T16" style:family="text">
      <style:text-properties fo:color="#408080" style:font-name="0" fo:font-style="italic" officeooo:rsid="004e9829" style:font-style-asian="italic"/>
    </style:style>
    <style:style style:name="T17" style:family="text">
      <style:text-properties fo:color="#408080" style:font-name="0" fo:font-style="italic" officeooo:rsid="005bb0c2" style:font-style-asian="italic"/>
    </style:style>
    <style:style style:name="T18" style:family="text">
      <style:text-properties fo:color="#ba2121" style:font-name="0"/>
    </style:style>
    <style:style style:name="T19" style:family="text">
      <style:text-properties fo:color="#ba2121" style:font-name="0"/>
    </style:style>
    <style:style style:name="T20" style:family="text">
      <style:text-properties fo:color="#bb6622" style:font-name="0" fo:font-weight="bold" style:font-weight-asian="bold"/>
    </style:style>
    <style:style style:name="T21" style:family="text">
      <style:text-properties fo:color="#bb6622" style:font-name="0" fo:font-weight="bold" style:font-weight-asian="bold"/>
    </style:style>
    <style:style style:name="T22" style:family="text">
      <style:text-properties fo:color="#a0a000" style:font-name="0"/>
    </style:style>
    <style:style style:name="T23" style:family="text">
      <style:text-properties officeooo:rsid="0030b032"/>
    </style:style>
    <style:style style:name="T24" style:family="text">
      <style:text-properties officeooo:rsid="0037305d"/>
    </style:style>
    <style:style style:name="T25" style:family="text">
      <style:text-properties officeooo:rsid="00486958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552da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23">Lista de exercícios <text:span text:style-name="T24">Módulo 09: Projeto de classes e design de API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69"><text:a xlink:type="simple" xlink:href="#__RefHeading___Toc21922_2216427884" text:style-name="Index_20_Link" text:visited-style-name="Index_20_Link">Questão 1<text:tab/>1</text:a></text:p>
          <text:p text:style-name="P69"><text:a xlink:type="simple" xlink:href="#__RefHeading___Toc3889_3259472531" text:style-name="Index_20_Link" text:visited-style-name="Index_20_Link">Questão 2<text:tab/>2</text:a></text:p>
          <text:p text:style-name="P69"><text:a xlink:type="simple" xlink:href="#__RefHeading___Toc3891_3259472531" text:style-name="Index_20_Link" text:visited-style-name="Index_20_Link">Questão 3<text:tab/>3</text:a></text:p>
          <text:p text:style-name="P69"><text:a xlink:type="simple" xlink:href="#__RefHeading___Toc3893_3259472531" text:style-name="Index_20_Link" text:visited-style-name="Index_20_Link">Questão 4<text:tab/>3</text:a></text:p>
          <text:p text:style-name="P69"><text:a xlink:type="simple" xlink:href="#__RefHeading___Toc3895_3259472531" text:style-name="Index_20_Link" text:visited-style-name="Index_20_Link">Questão 5<text:tab/>6</text:a></text:p>
          <text:p text:style-name="P69"><text:a xlink:type="simple" xlink:href="#__RefHeading___Toc3897_3259472531" text:style-name="Index_20_Link" text:visited-style-name="Index_20_Link">Questão 6<text:tab/>8</text:a></text:p>
          <text:p text:style-name="P69"><text:a xlink:type="simple" xlink:href="#__RefHeading___Toc3899_3259472531" text:style-name="Index_20_Link" text:visited-style-name="Index_20_Link">Questão 7<text:tab/>8</text:a></text:p>
          <text:p text:style-name="P69"><text:a xlink:type="simple" xlink:href="#__RefHeading___Toc3901_3259472531" text:style-name="Index_20_Link" text:visited-style-name="Index_20_Link">Questão 8<text:tab/>9</text:a></text:p>
          <text:p text:style-name="P69"><text:a xlink:type="simple" xlink:href="#__RefHeading___Toc3903_3259472531" text:style-name="Index_20_Link" text:visited-style-name="Index_20_Link">Questão 9<text:tab/>9</text:a></text:p>
        </text:index-body>
      </text:table-of-content>
      <text:h text:style-name="P58" text:outline-level="1"><text:bookmark-start text:name="__RefHeading___Toc21922_2216427884"/>Questão 1<text:bookmark-end text:name="__RefHeading___Toc21922_2216427884"/></text:h>
      <text:p text:style-name="Question">Faca testes através de instanciação/cópia de objetos e descubra quais construtores/operadores/destrutor são preservados/eliminados automaticamente pelo compilador para a classe Type.</text:p>
      <text:p text:style-name="P24">O construtor por cópia é definido explicitamente.</text:p>
      <text:p text:style-name="P24">O construtor por transferência não é gerado, de modo que o construtor por cópia é chamado mesmo quando são passados <text:span text:style-name="T26">rvalues</text:span><text:span text:style-name="T27">. </text:span></text:p>
      <text:p text:style-name="P25">O operador de atribuição por cópia é eliminado pelo compilador. </text:p>
      <text:p text:style-name="P25">O operador de atribuição por transferência é definido explicitamente.</text:p>
      <text:p text:style-name="P25">O destrutor aparentemente é gerado, pois não se verificaram problemas quando o objeto saiu de escopo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main.<text:span text:style-name="T23">cpp</text:span></text:p>
          </table:table-cell>
        </table:table-row>
        <table:table-row>
          <table:table-cell table:style-name="Table1.A2" office:value-type="string">
            <text:p text:style-name="P36">#include &lt;iostream&gt;</text:p>
            <text:p text:style-name="P9">#include &lt;string&gt;</text:p>
            <text:p text:style-name="P12"/>
            <text:p text:style-name="P17"><text:span text:style-name="T1">class</text:span><text:span text:style-name="T3"> </text:span><text:span text:style-name="T7">Type</text:span><text:span text:style-name="T3"> {</text:span></text:p>
            <text:p text:style-name="P22">public:</text:p>
            <text:p text:style-name="P12"><text:tab/>Type() {</text:p>
            <text:p text:style-name="P17"><text:span text:style-name="T3"><text:tab/><text:tab/>std</text:span><text:span text:style-name="T10">::</text:span><text:span text:style-name="T3">cout </text:span><text:span text:style-name="T10">&lt;&lt;</text:span><text:span text:style-name="T3"> </text:span><text:span text:style-name="T18">"Type: Default constructor</text:span><text:span text:style-name="T20">\n</text:span><text:span text:style-name="T18">"</text:span><text:span text:style-name="T3">;</text:span></text:p>
            <text:p text:style-name="P12"><text:tab/>}</text:p>
            <text:p text:style-name="P17"><text:span text:style-name="T3"><text:tab/>Type</text:span><text:span text:style-name="T10">&amp;</text:span><text:span text:style-name="T3"> </text:span><text:span text:style-name="T1">operator</text:span><text:span text:style-name="T10">=</text:span><text:span text:style-name="T3">(Type</text:span><text:span text:style-name="T10">&amp;&amp;</text:span><text:span text:style-name="T3"> t){</text:span></text:p>
            <text:p text:style-name="P17"><text:span text:style-name="T3"><text:tab/><text:tab/>std</text:span><text:span text:style-name="T10">::</text:span><text:span text:style-name="T3">cout </text:span><text:span text:style-name="T10">&lt;&lt;</text:span><text:span text:style-name="T3"> </text:span><text:span text:style-name="T18">"Type: Transfer assignement</text:span><text:span text:style-name="T20">\n</text:span><text:span text:style-name="T18">"</text:span><text:span text:style-name="T3">;</text:span></text:p>
            <text:p text:style-name="P17"><text:span text:style-name="T3"><text:tab/><text:tab/></text:span><text:span text:style-name="T1">return</text:span><text:span text:style-name="T3"> </text:span><text:span text:style-name="T10">*</text:span><text:span text:style-name="T1">this</text:span><text:span text:style-name="T3">;</text:span></text:p>
            <text:p text:style-name="P12"><text:tab/>}</text:p>
            <text:p text:style-name="P17"><text:span text:style-name="T3"><text:tab/>Type(</text:span><text:span text:style-name="T1">const</text:span><text:span text:style-name="T3"> Type</text:span><text:span text:style-name="T10">&amp;</text:span><text:span text:style-name="T3">){</text:span></text:p>
            <text:p text:style-name="P17"><text:span text:style-name="T3"><text:tab/><text:tab/>std</text:span><text:span text:style-name="T10">::</text:span><text:span text:style-name="T3">cout </text:span><text:span text:style-name="T10">&lt;&lt;</text:span><text:span text:style-name="T3"> </text:span><text:span text:style-name="T18">"Type: Copy constructor</text:span><text:span text:style-name="T20">\n</text:span><text:span text:style-name="T18">"</text:span><text:span text:style-name="T3">;</text:span></text:p>
            <text:p text:style-name="P12"><text:tab/>}</text:p>
            <text:p text:style-name="P12">};</text:p>
            <text:p text:style-name="P12"/>
            <text:p text:style-name="P17"><text:span text:style-name="T4">int</text:span><text:span text:style-name="T3"> </text:span><text:span text:style-name="T6">main</text:span><text:span text:style-name="T3">()</text:span></text:p>
            <text:p text:style-name="P12">{</text:p>
            <text:p text:style-name="P12"><text:tab/>Type t1;</text:p>
            <text:p text:style-name="P12"><text:tab/>Type t2(t1);</text:p>
            <text:p text:style-name="P17"><text:span text:style-name="T3"><text:tab/>Type t3(std</text:span><text:span text:style-name="T10">::</text:span><text:span text:style-name="T3">move(t1));</text:span></text:p>
            <text:p text:style-name="P12"><text:soft-page-break/><text:tab/>Type t4;</text:p>
            <text:p text:style-name="P17"><text:span text:style-name="T3"><text:tab/></text:span><text:span text:style-name="T14">//t4= t1; <text:tab/>// main.cpp:4:7: note: <text:s/>‘</text:span><text:span text:style-name="T15">Ty</text:span><text:span text:style-name="T14">pe&amp; Type::operator=(const Type&amp;)’ </text:span></text:p>
            <text:p text:style-name="P17"><text:span text:style-name="T3"><text:tab/><text:tab/><text:tab/></text:span><text:span text:style-name="T14">// is implicitly declared as deleted because ‘</text:span><text:span text:style-name="T17">Type’</text:span><text:span text:style-name="T14"> declares </text:span></text:p>
            <text:p text:style-name="P17"><text:span text:style-name="T3"><text:tab/><text:tab/><text:tab/></text:span><text:span text:style-name="T14">// a move constructor or move assignment operator</text:span></text:p>
            <text:p text:style-name="P12"><text:tab/>Type t5; </text:p>
            <text:p text:style-name="P17"><text:span text:style-name="T3"><text:tab/>t5 </text:span><text:span text:style-name="T10">=</text:span><text:span text:style-name="T3"> std</text:span><text:span text:style-name="T10">::</text:span><text:span text:style-name="T3">move(t1);</text:span></text:p>
            <text:p text:style-name="P17"><text:span text:style-name="T3"><text:tab/>Type t6 </text:span><text:span text:style-name="T10">=</text:span><text:span text:style-name="T3"> std</text:span><text:span text:style-name="T10">::</text:span><text:span text:style-name="T3">move(t1); </text:span><text:span text:style-name="T14">// Why does this call the copy constructor? </text:span></text:p>
            <text:p text:style-name="P17"><text:span text:style-name="T14"><text:s text:c="53"/>// </text:span><text:span text:style-name="T16">Implicitly conversion.</text:span></text:p>
            <text:p text:style-name="P12"/>
            <text:p text:style-name="P17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4">}</text:p>
          </table:table-cell>
        </table:table-row>
      </table:table>
      <text:h text:style-name="P59" text:outline-level="1"><text:bookmark-start text:name="__RefHeading___Toc3889_3259472531"/>Questão <text:span text:style-name="T25">2</text:span><text:bookmark-end text:name="__RefHeading___Toc3889_3259472531"/></text:h>
      <text:p text:style-name="Question">Corrija a implementação da classe Down de forma que a funcao main( ) compile corretament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0">main.<text:span text:style-name="T23">cpp</text:span></text:p>
          </table:table-cell>
        </table:table-row>
        <table:table-row>
          <table:table-cell table:style-name="Table2.A2" office:value-type="string">
            <text:p text:style-name="P37">#include &lt;iostream&gt;</text:p>
            <text:p text:style-name="P10">#include &lt;string&gt;</text:p>
            <text:p text:style-name="P13"/>
            <text:p text:style-name="P18"><text:span text:style-name="T1">struct</text:span><text:span text:style-name="T3"> Top {</text:span></text:p>
            <text:p text:style-name="P18"><text:span text:style-name="T3"><text:tab/></text:span><text:span text:style-name="T1">virtual</text:span><text:span text:style-name="T3"> </text:span><text:span text:style-name="T4">void</text:span><text:span text:style-name="T3"> f() </text:span><text:span text:style-name="T1">const</text:span><text:span text:style-name="T3">;</text:span></text:p>
            <text:p text:style-name="P18"><text:span text:style-name="T3"><text:tab/></text:span><text:span text:style-name="T4">void</text:span><text:span text:style-name="T3"> </text:span><text:span text:style-name="T6">g</text:span><text:span text:style-name="T3">(</text:span><text:span text:style-name="T4">int</text:span><text:span text:style-name="T3">);</text:span></text:p>
            <text:p text:style-name="P18"><text:span text:style-name="T3"><text:tab/></text:span><text:span text:style-name="T4">void</text:span><text:span text:style-name="T3"> </text:span><text:span text:style-name="T6">k</text:span><text:span text:style-name="T3">();</text:span></text:p>
            <text:p text:style-name="P13">};</text:p>
            <text:p text:style-name="P13"/>
            <text:p text:style-name="P13"/>
            <text:p text:style-name="P18"><text:span text:style-name="T1">struct</text:span><text:span text:style-name="T3"> Down </text:span><text:span text:style-name="T10">:</text:span><text:span text:style-name="T3"> </text:span><text:span text:style-name="T1">public</text:span><text:span text:style-name="T3"> Top {</text:span></text:p>
            <text:p text:style-name="P18"><text:span text:style-name="T3"><text:tab/></text:span><text:span text:style-name="T14">//void f() override;</text:span></text:p>
            <text:p text:style-name="P18"><text:span text:style-name="T3"><text:tab/></text:span><text:span text:style-name="T14">//main.cpp:12:7: error: 'void Down::f()' marked 'override', but does not override</text:span></text:p>
            <text:p text:style-name="P18"><text:span text:style-name="T3"><text:tab/></text:span><text:span text:style-name="T14">// <text:s/>void f() override;</text:span></text:p>
            <text:p text:style-name="P18"><text:span text:style-name="T3"><text:tab/></text:span><text:span text:style-name="T14">// <text:s text:c="6"/>^<text:tab/></text:span></text:p>
            <text:p text:style-name="P18"><text:span text:style-name="T3"><text:tab/></text:span><text:span text:style-name="T4">void</text:span><text:span text:style-name="T3"> f() </text:span><text:span text:style-name="T1">const</text:span><text:span text:style-name="T3"> override;</text:span></text:p>
            <text:p text:style-name="P13"/>
            <text:p text:style-name="P18"><text:span text:style-name="T3"><text:tab/></text:span><text:span text:style-name="T1">using</text:span><text:span text:style-name="T3"> Top</text:span><text:span text:style-name="T10">::</text:span><text:span text:style-name="T3">g;</text:span></text:p>
            <text:p text:style-name="P18"><text:span text:style-name="T3"><text:tab/></text:span><text:span text:style-name="T4">void</text:span><text:span text:style-name="T3"> </text:span><text:span text:style-name="T6">g</text:span><text:span text:style-name="T3">(std</text:span><text:span text:style-name="T10">::</text:span><text:span text:style-name="T3">string);</text:span></text:p>
            <text:p text:style-name="P13"/>
            <text:p text:style-name="P18"><text:span text:style-name="T3"><text:tab/></text:span><text:span text:style-name="T14">//void k(int) override;</text:span></text:p>
            <text:p text:style-name="P18"><text:span text:style-name="T3"><text:tab/></text:span><text:span text:style-name="T14">//main.cpp:20:7: error: 'void Down::k(int)' marked 'override', but does not override</text:span></text:p>
            <text:p text:style-name="P18"><text:span text:style-name="T3"><text:tab/></text:span><text:span text:style-name="T14">// <text:s/>void k(int) override;</text:span></text:p>
            <text:p text:style-name="P18"><text:span text:style-name="T3"><text:tab/></text:span><text:span text:style-name="T14">// <text:s text:c="6"/>^</text:span></text:p>
            <text:p text:style-name="P18"><text:span text:style-name="T3"><text:tab/></text:span><text:span text:style-name="T1">using</text:span><text:span text:style-name="T3"> Top</text:span><text:span text:style-name="T10">::</text:span><text:span text:style-name="T3">k;</text:span></text:p>
            <text:p text:style-name="P18"><text:span text:style-name="T3"><text:tab/></text:span><text:span text:style-name="T4">void</text:span><text:span text:style-name="T3"> </text:span><text:span text:style-name="T6">k</text:span><text:span text:style-name="T3">(</text:span><text:span text:style-name="T4">int</text:span><text:span text:style-name="T3">);</text:span></text:p>
            <text:p text:style-name="P13">};</text:p>
            <text:p text:style-name="P13"/>
            <text:p text:style-name="P18"><text:span text:style-name="T4">int</text:span><text:span text:style-name="T3"> </text:span><text:span text:style-name="T6">main</text:span><text:span text:style-name="T3">()</text:span></text:p>
            <text:p text:style-name="P13">{</text:p>
            <text:p text:style-name="P18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5">}</text:p>
          </table:table-cell>
        </table:table-row>
      </table:table>
      <text:p text:style-name="P41"/>
      <text:h text:style-name="P60" text:outline-level="1"><text:bookmark-start text:name="__RefHeading___Toc3891_3259472531"/>Questão <text:span text:style-name="T25">3</text:span><text:bookmark-end text:name="__RefHeading___Toc3891_3259472531"/></text:h>
      <text:p text:style-name="Question">A funcao std::swap( ) para arrays é mostrada abaixo. Adicione a ela o operador noexcept de forma que ela lance exceção somente se std::swap( ) dos elementos também lance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1">main.<text:span text:style-name="T23">cpp</text:span></text:p>
          </table:table-cell>
        </table:table-row>
        <table:table-row>
          <table:table-cell table:style-name="Table3.A2" office:value-type="string">
            <text:p text:style-name="P38">#include &lt;iostream&gt;</text:p>
            <text:p text:style-name="P11">#include &lt;string&gt;</text:p>
            <text:p text:style-name="P14"/>
            <text:p text:style-name="P19"><text:span text:style-name="T1">template</text:span><text:span text:style-name="T3"> </text:span><text:span text:style-name="T10">&lt;</text:span><text:span text:style-name="T1">class</text:span><text:span text:style-name="T3"> </text:span><text:span text:style-name="T7">T</text:span><text:span text:style-name="T3">, </text:span><text:span text:style-name="T4">size_t</text:span><text:span text:style-name="T3"> N</text:span><text:span text:style-name="T10">&gt;</text:span></text:p>
            <text:p text:style-name="P19"><text:span text:style-name="T4">void</text:span><text:span text:style-name="T3"> swap(T (</text:span><text:span text:style-name="T10">&amp;</text:span><text:span text:style-name="T3">a) [N], T (</text:span><text:span text:style-name="T10">&amp;</text:span><text:span text:style-name="T3">b) [N])</text:span></text:p>
            <text:p text:style-name="P19"><text:span text:style-name="T3">noexcept(noexcept(std</text:span><text:span text:style-name="T10">::</text:span><text:span text:style-name="T3">swap(a,b)))</text:span></text:p>
            <text:p text:style-name="P14">{</text:p>
            <text:p text:style-name="P14">}</text:p>
            <text:p text:style-name="P14"/>
            <text:p text:style-name="P19"><text:span text:style-name="T4">int</text:span><text:span text:style-name="T3"> main()</text:span></text:p>
            <text:p text:style-name="P14">{</text:p>
            <text:p text:style-name="P19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6">}</text:p>
          </table:table-cell>
        </table:table-row>
      </table:table>
      <text:h text:style-name="P61" text:outline-level="1"><text:bookmark-start text:name="__RefHeading___Toc3893_3259472531"/>Questão <text:span text:style-name="T25">4</text:span><text:bookmark-end text:name="__RefHeading___Toc3893_3259472531"/></text:h>
      <text:p text:style-name="Question">Termine a implementação Pimpl da classe Employee. Teste seu funcionamento básico e simule a situação em que um novo membro é adicionado, sem que haja quebra de compatibilidade binária.</text:p>
      <text:p text:style-name="P26">Compilando e testando com a versão 1 da biblioteca (“Employee.h” e “Employee.cpp”), o programa executa sem problemas. Entretanto, ao executar utilizando biblioteca dinâmica da versão 2, o seguinte erro é exibido:</text:p>
      <text:p text:style-name="P26"><text:tab/>./main: symbol lookup error: ./main: undefined symbol: _ZN6my_lib10getVersionEv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2">main.<text:span text:style-name="T23">cpp</text:span></text:p>
          </table:table-cell>
        </table:table-row>
        <table:table-row>
          <table:table-cell table:style-name="Table4.A2" office:value-type="string">
            <text:p text:style-name="P39">#include &lt;iostream&gt;</text:p>
            <text:p text:style-name="P42">#include &lt;string&gt;</text:p>
            <text:p text:style-name="P15"/>
            <text:p text:style-name="P42">#include "Employee.h"</text:p>
            <text:p text:style-name="P15"/>
            <text:p text:style-name="P20"><text:span text:style-name="T4">int</text:span><text:span text:style-name="T3"> </text:span><text:span text:style-name="T6">main</text:span><text:span text:style-name="T3">()</text:span></text:p>
            <text:p text:style-name="P15">{</text:p>
            <text:p text:style-name="P20"><text:span text:style-name="T3"><text:tab/>std</text:span><text:span text:style-name="T10">::</text:span><text:span text:style-name="T3">cout </text:span><text:span text:style-name="T10">&lt;&lt;</text:span><text:span text:style-name="T3"> </text:span><text:span text:style-name="T18">"Lib version: "</text:span><text:span text:style-name="T3"> </text:span><text:span text:style-name="T10">&lt;&lt;</text:span><text:span text:style-name="T3"> my_lib</text:span><text:span text:style-name="T10">::</text:span><text:span text:style-name="T3">getVersion() </text:span><text:span text:style-name="T10">&lt;&lt;</text:span><text:span text:style-name="T3"> std</text:span><text:span text:style-name="T10">::</text:span><text:span text:style-name="T3">endl;</text:span></text:p>
            <text:p text:style-name="P15"/>
            <text:p text:style-name="P20"><text:span text:style-name="T3"><text:tab/>my_lib</text:span><text:span text:style-name="T10">::</text:span><text:span text:style-name="T3">Employee employee(</text:span><text:span text:style-name="T18">"Joe"</text:span><text:span text:style-name="T3">);</text:span></text:p>
            <text:p text:style-name="P20"><text:span text:style-name="T3"><text:tab/>std</text:span><text:span text:style-name="T10">::</text:span><text:span text:style-name="T3">cout </text:span><text:span text:style-name="T10">&lt;&lt;</text:span><text:span text:style-name="T3"> </text:span><text:span text:style-name="T18">"Employee name: "</text:span><text:span text:style-name="T3"> </text:span><text:span text:style-name="T10">&lt;&lt;</text:span><text:span text:style-name="T3"> employee.getName() </text:span><text:span text:style-name="T10">&lt;&lt;</text:span><text:span text:style-name="T3"> std</text:span><text:span text:style-name="T10">::</text:span><text:span text:style-name="T3">endl;</text:span></text:p>
            <text:p text:style-name="P15"/>
            <text:p text:style-name="P20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15">}</text:p>
            <text:p text:style-name="P15"/>
            <text:p text:style-name="P50">// Compile and test with v1</text:p>
            <text:p text:style-name="P50">// g++ -c -Wall -Werror -fpic Employee.cpp</text:p>
            <text:p text:style-name="P50">// g++ -shared -o libEmployee.so Employee.o</text:p>
            <text:p text:style-name="P50">// g++ -L"/home/arthur/curso_cpp_moderno/module_09/exe04" -Wall -o main main.cpp -lEmployee</text:p>
            <text:p text:style-name="P50">// export LD_LIBRARY_PATH=/home/arthur/curso_cpp_moderno/module_09/exe04:$LD_LIBRARY_PATH</text:p>
            <text:p text:style-name="P50">// ./main</text:p>
            <text:p text:style-name="P15"/>
            <text:p text:style-name="P50">// Compile with v1 and test with v2</text:p>
            <text:p text:style-name="P50">// g++ -c -Wall -Werror -fpic Employee.cpp</text:p>
            <text:p text:style-name="P50">// g++ -shared -o libEmployee.so Employee.o</text:p>
            <text:p text:style-name="P50">// g++ -L"/home/arthur/curso_cpp_moderno/module_09/exe04" -Wall -o main main.cpp -lEmployee</text:p>
            <text:p text:style-name="P50">// g++ -c -Wall -Werror -fpic Employee_v2.cpp</text:p>
            <text:p text:style-name="P50"><text:soft-page-break/>// g++ -shared -o libEmployee.so Employee_v2.o</text:p>
            <text:p text:style-name="P50">// export LD_LIBRARY_PATH=/home/arthur/curso_cpp_moderno/module_09/exe04:$LD_LIBRARY_PATH</text:p>
            <text:p text:style-name="P50">// ./main</text:p>
            <text:p text:style-name="P15"/>
            <text:p text:style-name="P50">// Fonte:</text:p>
            <text:p text:style-name="P51">// http://www.cprogramming.com/tutorial/shared-libraries-linux-gcc.html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35">Employee.h</text:p>
          </table:table-cell>
        </table:table-row>
        <table:table-row>
          <table:table-cell table:style-name="Table8.A2" office:value-type="string">
            <text:p text:style-name="P39">#include &lt;string&gt;</text:p>
            <text:p text:style-name="P15"/>
            <text:p text:style-name="P15">namespace my_lib{</text:p>
            <text:p text:style-name="P15"/>
            <text:p text:style-name="P15">class Employee {</text:p>
            <text:p text:style-name="P52">public:</text:p>
            <text:p text:style-name="P20"><text:span text:style-name="T3"><text:tab/>Employee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);</text:span></text:p>
            <text:p text:style-name="P20"><text:span text:style-name="T3"><text:tab/></text:span><text:span text:style-name="T10">~</text:span><text:span text:style-name="T3">Employee();</text:span></text:p>
            <text:p text:style-name="P20"><text:span text:style-name="T3"><text:tab/>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getName();</text:span></text:p>
            <text:p text:style-name="P15"/>
            <text:p text:style-name="P52">private:</text:p>
            <text:p text:style-name="P15"><text:tab/>class EmployeeImpl;</text:p>
            <text:p text:style-name="P20"><text:span text:style-name="T3"><text:tab/>EmployeeImpl</text:span><text:span text:style-name="T10">*</text:span><text:span text:style-name="T3"> impl_;</text:span></text:p>
            <text:p text:style-name="P15">};</text:p>
            <text:p text:style-name="P15"/>
            <text:p text:style-name="P20"><text:span text:style-name="T3">std</text:span><text:span text:style-name="T10">::</text:span><text:span text:style-name="T3">string getVersion();</text:span></text:p>
            <text:p text:style-name="P15"/>
            <text:p text:style-name="P7">} <text:span text:style-name="T13">// end namespace my_lib</text:span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35">Employee.cpp</text:p>
          </table:table-cell>
        </table:table-row>
        <table:table-row>
          <table:table-cell table:style-name="Table9.A2" office:value-type="string">
            <text:p text:style-name="P39">#include "Employee.h"</text:p>
            <text:p text:style-name="P15"/>
            <text:p text:style-name="P20"><text:span text:style-name="T1">namespace</text:span><text:span text:style-name="T3"> my_lib{</text:span></text:p>
            <text:p text:style-name="P15"/>
            <text:p text:style-name="P20"><text:span text:style-name="T1">struct</text:span><text:span text:style-name="T3"> Date</text:span></text:p>
            <text:p text:style-name="P15">{</text:p>
            <text:p text:style-name="P15"><text:tab/></text:p>
            <text:p text:style-name="P15">};</text:p>
            <text:p text:style-name="P15"/>
            <text:p text:style-name="P20"><text:span text:style-name="T1">class</text:span><text:span text:style-name="T3"> </text:span><text:span text:style-name="T7">Employee</text:span><text:span text:style-name="T10">::</text:span><text:span text:style-name="T3">EmployeeImpl {</text:span></text:p>
            <text:p text:style-name="P52">public:</text:p>
            <text:p text:style-name="P20"><text:span text:style-name="T3"><text:tab/></text:span><text:span text:style-name="T4">size_t</text:span><text:span text:style-name="T3"> id_;</text:span></text:p>
            <text:p text:style-name="P20"><text:span text:style-name="T3"><text:tab/>std</text:span><text:span text:style-name="T10">::</text:span><text:span text:style-name="T3">string name_;</text:span></text:p>
            <text:p text:style-name="P42">#if <text:s/>__cp1usp1us &gt;= 201103L</text:p>
            <text:p text:style-name="P20"><text:span text:style-name="T3"><text:tab/>std</text:span><text:span text:style-name="T10">::</text:span><text:span text:style-name="T3">chrono</text:span><text:span text:style-name="T10">::</text:span><text:span text:style-name="T3">time_point date_;</text:span></text:p>
            <text:p text:style-name="P42">#else</text:p>
            <text:p text:style-name="P15"><text:tab/>Date date_;</text:p>
            <text:p text:style-name="P42">#endif</text:p>
            <text:p text:style-name="P20"><text:span text:style-name="T3"><text:tab/>std</text:span><text:span text:style-name="T10">::</text:span><text:span text:style-name="T3">string nick_;</text:span></text:p>
            <text:p text:style-name="P15">};</text:p>
            <text:p text:style-name="P15"/>
            <text:p text:style-name="P20"><text:span text:style-name="T3">Employee</text:span><text:span text:style-name="T10">::</text:span><text:span text:style-name="T3">Employee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name)</text:span></text:p>
            <text:p text:style-name="P20"><text:span text:style-name="T10">:</text:span><text:span text:style-name="T3"> impl_(</text:span><text:span text:style-name="T1">new</text:span><text:span text:style-name="T3"> EmployeeImpl()){</text:span></text:p>
            <text:p text:style-name="P20"><text:span text:style-name="T3"><text:tab/>impl_</text:span><text:span text:style-name="T10">-&gt;</text:span><text:span text:style-name="T3">name_ </text:span><text:span text:style-name="T10">=</text:span><text:span text:style-name="T3"> name;</text:span></text:p>
            <text:p text:style-name="P15">}</text:p>
            <text:p text:style-name="P15"/>
            <text:p text:style-name="P20"><text:span text:style-name="T3">Employee</text:span><text:span text:style-name="T10">::~</text:span><text:span text:style-name="T3">Employee(){</text:span></text:p>
            <text:p text:style-name="P20"><text:span text:style-name="T3"><text:tab/></text:span><text:span text:style-name="T1">delete</text:span><text:span text:style-name="T3"> impl_;</text:span></text:p>
            <text:p text:style-name="P15">}</text:p>
            <text:p text:style-name="P15"/>
            <text:p text:style-name="P20"><text:span text:style-name="T1">const</text:span><text:span text:style-name="T3"> std</text:span><text:span text:style-name="T10">::</text:span><text:span text:style-name="T3">string</text:span><text:span text:style-name="T10">&amp;</text:span><text:span text:style-name="T3"> Employee</text:span><text:span text:style-name="T10">::</text:span><text:span text:style-name="T3">getName(){</text:span></text:p>
            <text:p text:style-name="P20"><text:span text:style-name="T3"><text:tab/></text:span><text:span text:style-name="T1">return</text:span><text:span text:style-name="T3"> impl_</text:span><text:span text:style-name="T10">-&gt;</text:span><text:span text:style-name="T3">name_;</text:span></text:p>
            <text:p text:style-name="P15">}</text:p>
            <text:p text:style-name="P15"/>
            <text:p text:style-name="P20"><text:span text:style-name="T3">std</text:span><text:span text:style-name="T10">::</text:span><text:span text:style-name="T3">string getVersion(){</text:span></text:p>
            <text:p text:style-name="P20"><text:span text:style-name="T3"><text:tab/></text:span><text:span text:style-name="T1">return</text:span><text:span text:style-name="T3"> </text:span><text:span text:style-name="T18">"v1"</text:span><text:span text:style-name="T3">;</text:span></text:p>
            <text:p text:style-name="P15">}</text:p>
            <text:p text:style-name="P15"/>
            <text:p text:style-name="P15"><text:soft-page-break/></text:p>
            <text:p text:style-name="P7">} <text:span text:style-name="T13">// end namespace my_lib</text:span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5">Employee_v2.h</text:p>
          </table:table-cell>
        </table:table-row>
        <table:table-row>
          <table:table-cell table:style-name="Table10.A2" office:value-type="string">
            <text:p text:style-name="P39">#include &lt;string&gt;</text:p>
            <text:p text:style-name="P15"/>
            <text:p text:style-name="P15">namespace my_lib{</text:p>
            <text:p text:style-name="P15"/>
            <text:p text:style-name="P15">namespace my_lib_v1{<text:tab/></text:p>
            <text:p text:style-name="P15"/>
            <text:p text:style-name="P15">class Employee {</text:p>
            <text:p text:style-name="P52">public:</text:p>
            <text:p text:style-name="P20"><text:span text:style-name="T3"><text:tab/>Employee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);</text:span></text:p>
            <text:p text:style-name="P20"><text:span text:style-name="T3"><text:tab/></text:span><text:span text:style-name="T10">~</text:span><text:span text:style-name="T3">Employee();</text:span></text:p>
            <text:p text:style-name="P20"><text:span text:style-name="T3"><text:tab/>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getName();</text:span></text:p>
            <text:p text:style-name="P15"/>
            <text:p text:style-name="P52">private:</text:p>
            <text:p text:style-name="P15"><text:tab/>class EmployeeImpl;</text:p>
            <text:p text:style-name="P20"><text:span text:style-name="T3"><text:tab/>EmployeeImpl</text:span><text:span text:style-name="T10">*</text:span><text:span text:style-name="T3"> impl_;</text:span></text:p>
            <text:p text:style-name="P15">};</text:p>
            <text:p text:style-name="P15"/>
            <text:p text:style-name="P20"><text:span text:style-name="T3">std</text:span><text:span text:style-name="T10">::</text:span><text:span text:style-name="T3">string getVersion();</text:span></text:p>
            <text:p text:style-name="P15"><text:s/></text:p>
            <text:p text:style-name="P20"><text:span text:style-name="T3">} </text:span><text:span text:style-name="T14">// end namespace my_lib_v1</text:span></text:p>
            <text:p text:style-name="P15"/>
            <text:p text:style-name="P20"><text:span text:style-name="T1">inline</text:span><text:span text:style-name="T3"> namespace my_lib_v2{<text:tab/></text:span></text:p>
            <text:p text:style-name="P15"/>
            <text:p text:style-name="P15">class Employee {</text:p>
            <text:p text:style-name="P52">public:</text:p>
            <text:p text:style-name="P20"><text:span text:style-name="T3"><text:tab/>Employee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);</text:span></text:p>
            <text:p text:style-name="P20"><text:span text:style-name="T3"><text:tab/></text:span><text:span text:style-name="T10">~</text:span><text:span text:style-name="T3">Employee();</text:span></text:p>
            <text:p text:style-name="P20"><text:span text:style-name="T3"><text:tab/>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getName();</text:span></text:p>
            <text:p text:style-name="P20"><text:span text:style-name="T3"><text:tab/>std</text:span><text:span text:style-name="T10">::</text:span><text:span text:style-name="T3">string getNameWithPrefix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prefix);</text:span></text:p>
            <text:p text:style-name="P15"/>
            <text:p text:style-name="P52">private:</text:p>
            <text:p text:style-name="P15"><text:tab/>class EmployeeImpl;</text:p>
            <text:p text:style-name="P20"><text:span text:style-name="T3"><text:tab/>EmployeeImpl</text:span><text:span text:style-name="T10">*</text:span><text:span text:style-name="T3"> impl_;</text:span></text:p>
            <text:p text:style-name="P15">};</text:p>
            <text:p text:style-name="P15"/>
            <text:p text:style-name="P20"><text:span text:style-name="T3">std</text:span><text:span text:style-name="T10">::</text:span><text:span text:style-name="T3">string getVersion();</text:span></text:p>
            <text:p text:style-name="P15"/>
            <text:p text:style-name="P20"><text:span text:style-name="T3">} </text:span><text:span text:style-name="T14">// end namespace my_lib_v2</text:span></text:p>
            <text:p text:style-name="P15"/>
            <text:p text:style-name="P7">} <text:span text:style-name="T13">// end namespace my_lib</text:span>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">Employee_v2.cpp</text:p>
          </table:table-cell>
        </table:table-row>
        <table:table-row>
          <table:table-cell table:style-name="Table11.A2" office:value-type="string">
            <text:p text:style-name="P39">#include "Employee_v2.h"</text:p>
            <text:p text:style-name="P15"/>
            <text:p text:style-name="P20"><text:span text:style-name="T1">namespace</text:span><text:span text:style-name="T3"> my_lib{</text:span></text:p>
            <text:p text:style-name="P15"/>
            <text:p text:style-name="P20"><text:span text:style-name="T1">namespace</text:span><text:span text:style-name="T3"> my_lib_v1{<text:tab/></text:span></text:p>
            <text:p text:style-name="P15"/>
            <text:p text:style-name="P20"><text:span text:style-name="T1">struct</text:span><text:span text:style-name="T3"> Date</text:span></text:p>
            <text:p text:style-name="P15">{</text:p>
            <text:p text:style-name="P15"><text:tab/></text:p>
            <text:p text:style-name="P15">};</text:p>
            <text:p text:style-name="P15"/>
            <text:p text:style-name="P20"><text:span text:style-name="T1">class</text:span><text:span text:style-name="T3"> </text:span><text:span text:style-name="T7">Employee</text:span><text:span text:style-name="T10">::</text:span><text:span text:style-name="T3">EmployeeImpl {</text:span></text:p>
            <text:p text:style-name="P52">public:</text:p>
            <text:p text:style-name="P20"><text:span text:style-name="T3"><text:tab/></text:span><text:span text:style-name="T4">size_t</text:span><text:span text:style-name="T3"> id_;</text:span></text:p>
            <text:p text:style-name="P20"><text:span text:style-name="T3"><text:tab/>std</text:span><text:span text:style-name="T10">::</text:span><text:span text:style-name="T3">string name_;</text:span></text:p>
            <text:p text:style-name="P42">#if <text:s/>__cp1usp1us &gt;= 201103L</text:p>
            <text:p text:style-name="P20"><text:span text:style-name="T3"><text:tab/>std</text:span><text:span text:style-name="T10">::</text:span><text:span text:style-name="T3">chrono</text:span><text:span text:style-name="T10">::</text:span><text:span text:style-name="T3">time_point date_;</text:span></text:p>
            <text:p text:style-name="P42">#else</text:p>
            <text:p text:style-name="P15"><text:tab/>Date date_;</text:p>
            <text:p text:style-name="P42">#endif</text:p>
            <text:p text:style-name="P20"><text:soft-page-break/><text:span text:style-name="T3"><text:tab/>std</text:span><text:span text:style-name="T10">::</text:span><text:span text:style-name="T3">string nick_;</text:span></text:p>
            <text:p text:style-name="P15">};</text:p>
            <text:p text:style-name="P15"/>
            <text:p text:style-name="P20"><text:span text:style-name="T3">Employee</text:span><text:span text:style-name="T10">::</text:span><text:span text:style-name="T3">Employee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name)</text:span></text:p>
            <text:p text:style-name="P20"><text:span text:style-name="T10">:</text:span><text:span text:style-name="T3"> impl_(</text:span><text:span text:style-name="T1">new</text:span><text:span text:style-name="T3"> EmployeeImpl()){</text:span></text:p>
            <text:p text:style-name="P20"><text:span text:style-name="T3"><text:tab/>impl_</text:span><text:span text:style-name="T10">-&gt;</text:span><text:span text:style-name="T3">name_ </text:span><text:span text:style-name="T10">=</text:span><text:span text:style-name="T3"> name;</text:span></text:p>
            <text:p text:style-name="P15">}</text:p>
            <text:p text:style-name="P15"/>
            <text:p text:style-name="P20"><text:span text:style-name="T3">Employee</text:span><text:span text:style-name="T10">::~</text:span><text:span text:style-name="T3">Employee(){</text:span></text:p>
            <text:p text:style-name="P20"><text:span text:style-name="T3"><text:tab/></text:span><text:span text:style-name="T1">delete</text:span><text:span text:style-name="T3"> impl_;</text:span></text:p>
            <text:p text:style-name="P15">}</text:p>
            <text:p text:style-name="P15"/>
            <text:p text:style-name="P20"><text:span text:style-name="T1">const</text:span><text:span text:style-name="T3"> std</text:span><text:span text:style-name="T10">::</text:span><text:span text:style-name="T3">string</text:span><text:span text:style-name="T10">&amp;</text:span><text:span text:style-name="T3"> Employee</text:span><text:span text:style-name="T10">::</text:span><text:span text:style-name="T3">getName(){</text:span></text:p>
            <text:p text:style-name="P20"><text:span text:style-name="T3"><text:tab/></text:span><text:span text:style-name="T1">return</text:span><text:span text:style-name="T3"> impl_</text:span><text:span text:style-name="T10">-&gt;</text:span><text:span text:style-name="T3">name_;</text:span></text:p>
            <text:p text:style-name="P15">}</text:p>
            <text:p text:style-name="P15"/>
            <text:p text:style-name="P20"><text:span text:style-name="T3">std</text:span><text:span text:style-name="T10">::</text:span><text:span text:style-name="T3">string getVersion(){</text:span></text:p>
            <text:p text:style-name="P20"><text:span text:style-name="T3"><text:tab/></text:span><text:span text:style-name="T1">return</text:span><text:span text:style-name="T3"> </text:span><text:span text:style-name="T18">"v1"</text:span><text:span text:style-name="T3">;</text:span></text:p>
            <text:p text:style-name="P15">}</text:p>
            <text:p text:style-name="P15"/>
            <text:p text:style-name="P20"><text:span text:style-name="T3">} </text:span><text:span text:style-name="T14">// end namespace my_lib_v1</text:span></text:p>
            <text:p text:style-name="P15"/>
            <text:p text:style-name="P20"><text:span text:style-name="T1">namespace</text:span><text:span text:style-name="T3"> my_lib_v2{<text:tab/></text:span></text:p>
            <text:p text:style-name="P15"/>
            <text:p text:style-name="P20"><text:span text:style-name="T1">struct</text:span><text:span text:style-name="T3"> Date</text:span></text:p>
            <text:p text:style-name="P15">{</text:p>
            <text:p text:style-name="P15"><text:tab/></text:p>
            <text:p text:style-name="P15">};</text:p>
            <text:p text:style-name="P15"/>
            <text:p text:style-name="P20"><text:span text:style-name="T1">class</text:span><text:span text:style-name="T3"> </text:span><text:span text:style-name="T7">Employee</text:span><text:span text:style-name="T10">::</text:span><text:span text:style-name="T3">EmployeeImpl {</text:span></text:p>
            <text:p text:style-name="P52">public:</text:p>
            <text:p text:style-name="P20"><text:span text:style-name="T3"><text:tab/></text:span><text:span text:style-name="T4">size_t</text:span><text:span text:style-name="T3"> id_;</text:span></text:p>
            <text:p text:style-name="P20"><text:span text:style-name="T3"><text:tab/>std</text:span><text:span text:style-name="T10">::</text:span><text:span text:style-name="T3">string name_;</text:span></text:p>
            <text:p text:style-name="P42">#if <text:s/>__cp1usp1us &gt;= 201103L</text:p>
            <text:p text:style-name="P20"><text:span text:style-name="T3"><text:tab/>std</text:span><text:span text:style-name="T10">::</text:span><text:span text:style-name="T3">chrono</text:span><text:span text:style-name="T10">::</text:span><text:span text:style-name="T3">time_point date_;</text:span></text:p>
            <text:p text:style-name="P42">#else</text:p>
            <text:p text:style-name="P15"><text:tab/>Date date_;</text:p>
            <text:p text:style-name="P42">#endif</text:p>
            <text:p text:style-name="P20"><text:span text:style-name="T3"><text:tab/>std</text:span><text:span text:style-name="T10">::</text:span><text:span text:style-name="T3">string nick_;</text:span></text:p>
            <text:p text:style-name="P15">};</text:p>
            <text:p text:style-name="P15"/>
            <text:p text:style-name="P20"><text:span text:style-name="T3">Employee</text:span><text:span text:style-name="T10">::</text:span><text:span text:style-name="T3">Employee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name)</text:span></text:p>
            <text:p text:style-name="P20"><text:span text:style-name="T10">:</text:span><text:span text:style-name="T3"> impl_(</text:span><text:span text:style-name="T1">new</text:span><text:span text:style-name="T3"> EmployeeImpl()){</text:span></text:p>
            <text:p text:style-name="P20"><text:span text:style-name="T3"><text:tab/>impl_</text:span><text:span text:style-name="T10">-&gt;</text:span><text:span text:style-name="T3">name_ </text:span><text:span text:style-name="T10">=</text:span><text:span text:style-name="T3"> name;</text:span></text:p>
            <text:p text:style-name="P15">}</text:p>
            <text:p text:style-name="P15"/>
            <text:p text:style-name="P20"><text:span text:style-name="T3">Employee</text:span><text:span text:style-name="T10">::~</text:span><text:span text:style-name="T3">Employee(){</text:span></text:p>
            <text:p text:style-name="P20"><text:span text:style-name="T3"><text:tab/></text:span><text:span text:style-name="T1">delete</text:span><text:span text:style-name="T3"> impl_;</text:span></text:p>
            <text:p text:style-name="P15">}</text:p>
            <text:p text:style-name="P15"/>
            <text:p text:style-name="P20"><text:span text:style-name="T1">const</text:span><text:span text:style-name="T3"> std</text:span><text:span text:style-name="T10">::</text:span><text:span text:style-name="T3">string</text:span><text:span text:style-name="T10">&amp;</text:span><text:span text:style-name="T3"> Employee</text:span><text:span text:style-name="T10">::</text:span><text:span text:style-name="T3">getName(){</text:span></text:p>
            <text:p text:style-name="P20"><text:span text:style-name="T3"><text:tab/></text:span><text:span text:style-name="T1">return</text:span><text:span text:style-name="T3"> impl_</text:span><text:span text:style-name="T10">-&gt;</text:span><text:span text:style-name="T3">name_;</text:span></text:p>
            <text:p text:style-name="P15">}</text:p>
            <text:p text:style-name="P15"/>
            <text:p text:style-name="P20"><text:span text:style-name="T3">std</text:span><text:span text:style-name="T10">::</text:span><text:span text:style-name="T3">string Employee</text:span><text:span text:style-name="T10">::</text:span><text:span text:style-name="T3">getNameWithPrefix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prefix){</text:span></text:p>
            <text:p text:style-name="P20"><text:span text:style-name="T3"><text:tab/></text:span><text:span text:style-name="T1">return</text:span><text:span text:style-name="T3"> prefix </text:span><text:span text:style-name="T10">+</text:span><text:span text:style-name="T3"> </text:span><text:span text:style-name="T18">" "</text:span><text:span text:style-name="T3"> </text:span><text:span text:style-name="T10">+</text:span><text:span text:style-name="T3"> impl_</text:span><text:span text:style-name="T10">-&gt;</text:span><text:span text:style-name="T3">name_;</text:span></text:p>
            <text:p text:style-name="P15">}</text:p>
            <text:p text:style-name="P15"/>
            <text:p text:style-name="P20"><text:span text:style-name="T3">std</text:span><text:span text:style-name="T10">::</text:span><text:span text:style-name="T3">string getVersion(){</text:span></text:p>
            <text:p text:style-name="P20"><text:span text:style-name="T3"><text:tab/></text:span><text:span text:style-name="T1">return</text:span><text:span text:style-name="T3"> </text:span><text:span text:style-name="T18">"v2"</text:span><text:span text:style-name="T3">;</text:span></text:p>
            <text:p text:style-name="P15">}</text:p>
            <text:p text:style-name="P15"/>
            <text:p text:style-name="P20"><text:span text:style-name="T3">} </text:span><text:span text:style-name="T14">// end namespace my_lib_v2</text:span></text:p>
            <text:p text:style-name="P15"/>
            <text:p text:style-name="P15"/>
            <text:p text:style-name="P7">} <text:span text:style-name="T13">// end namespace my_lib</text:span></text:p>
          </table:table-cell>
        </table:table-row>
      </table:table>
      <text:h text:style-name="P62" text:outline-level="1"><text:bookmark-start text:name="__RefHeading___Toc3895_3259472531"/>Questão <text:span text:style-name="T25">5</text:span><text:bookmark-end text:name="__RefHeading___Toc3895_3259472531"/></text:h>
      <text:p text:style-name="Question">Ao implementar Employee com um std::unique_ptr, conforme nesse slide, você pode encontrar um erro relacionado ao destrutor. Explique-o e corrija-o. (A classe Employee deve estar em um header e você deve usá-la de um fonte.)</text:p>
      <text:p text:style-name="P27"><text:soft-page-break/>A implementação sugerida do destrutor tenta deletar o ponteiro, mas isso não é necessário ao se utilizar o “std::unique_ptr”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2">main.<text:span text:style-name="T23">cpp</text:span></text:p>
          </table:table-cell>
        </table:table-row>
        <table:table-row>
          <table:table-cell table:style-name="Table5.A2" office:value-type="string">
            <text:p text:style-name="P40">#include &lt;iostream&gt;</text:p>
            <text:p text:style-name="P43">#include &lt;string&gt;</text:p>
            <text:p text:style-name="P16"/>
            <text:p text:style-name="P43">#include "Employee.h"</text:p>
            <text:p text:style-name="P16"/>
            <text:p text:style-name="P21"><text:span text:style-name="T4">int</text:span><text:span text:style-name="T3"> </text:span><text:span text:style-name="T6">main</text:span><text:span text:style-name="T3">()</text:span></text:p>
            <text:p text:style-name="P16">{</text:p>
            <text:p text:style-name="P21"><text:span text:style-name="T3"><text:tab/>my_lib</text:span><text:span text:style-name="T10">::</text:span><text:span text:style-name="T3">Employee employee(</text:span><text:span text:style-name="T18">"Joe"</text:span><text:span text:style-name="T3">);</text:span></text:p>
            <text:p text:style-name="P21"><text:span text:style-name="T3"><text:tab/>std</text:span><text:span text:style-name="T10">::</text:span><text:span text:style-name="T3">cout </text:span><text:span text:style-name="T10">&lt;&lt;</text:span><text:span text:style-name="T3"> </text:span><text:span text:style-name="T18">"Employee name: "</text:span><text:span text:style-name="T3"> </text:span><text:span text:style-name="T10">&lt;&lt;</text:span><text:span text:style-name="T3"> employee.getName() </text:span><text:span text:style-name="T10">&lt;&lt;</text:span><text:span text:style-name="T3"> std</text:span><text:span text:style-name="T10">::</text:span><text:span text:style-name="T3">endl;</text:span></text:p>
            <text:p text:style-name="P16"/>
            <text:p text:style-name="P21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8">}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3"><text:span text:style-name="T28">Employee</text:span>.<text:span text:style-name="T28">h</text:span></text:p>
          </table:table-cell>
        </table:table-row>
        <table:table-row>
          <table:table-cell table:style-name="Table12.A2" office:value-type="string">
            <text:p text:style-name="P40">#include &lt;string&gt;</text:p>
            <text:p text:style-name="P43">#include &lt;memory&gt;</text:p>
            <text:p text:style-name="P16"/>
            <text:p text:style-name="P16">namespace my_lib{</text:p>
            <text:p text:style-name="P16"/>
            <text:p text:style-name="P16">class Employee {</text:p>
            <text:p text:style-name="P53">public:</text:p>
            <text:p text:style-name="P21"><text:span text:style-name="T3"><text:tab/>Employee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);</text:span></text:p>
            <text:p text:style-name="P21"><text:span text:style-name="T3"><text:tab/></text:span><text:span text:style-name="T10">~</text:span><text:span text:style-name="T3">Employee();</text:span></text:p>
            <text:p text:style-name="P21"><text:span text:style-name="T3"><text:tab/>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getName();</text:span></text:p>
            <text:p text:style-name="P16"/>
            <text:p text:style-name="P53">private:</text:p>
            <text:p text:style-name="P16"><text:tab/>class EmployeeImpl;</text:p>
            <text:p text:style-name="P21"><text:span text:style-name="T3"><text:tab/>std</text:span><text:span text:style-name="T10">::</text:span><text:span text:style-name="T3">unique_ptr</text:span><text:span text:style-name="T10">&lt;</text:span><text:span text:style-name="T3">EmployeeImpl</text:span><text:span text:style-name="T10">&gt;</text:span><text:span text:style-name="T3"> impl_;</text:span></text:p>
            <text:p text:style-name="P16">};</text:p>
            <text:p text:style-name="P16"/>
            <text:p text:style-name="P8">} <text:span text:style-name="T13">// end namespace my_lib</text:span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3"><text:span text:style-name="T28">Employee</text:span>.<text:span text:style-name="T23">cpp</text:span></text:p>
          </table:table-cell>
        </table:table-row>
        <table:table-row>
          <table:table-cell table:style-name="Table13.A2" office:value-type="string">
            <text:p text:style-name="P40">#include "Employee.h"</text:p>
            <text:p text:style-name="P16"/>
            <text:p text:style-name="P21"><text:span text:style-name="T1">namespace</text:span><text:span text:style-name="T3"> my_lib{</text:span></text:p>
            <text:p text:style-name="P16"/>
            <text:p text:style-name="P21"><text:span text:style-name="T1">struct</text:span><text:span text:style-name="T3"> Date</text:span></text:p>
            <text:p text:style-name="P16">{</text:p>
            <text:p text:style-name="P16"><text:tab/></text:p>
            <text:p text:style-name="P16">};</text:p>
            <text:p text:style-name="P16"/>
            <text:p text:style-name="P21"><text:span text:style-name="T1">class</text:span><text:span text:style-name="T3"> </text:span><text:span text:style-name="T7">Employee</text:span><text:span text:style-name="T10">::</text:span><text:span text:style-name="T3">EmployeeImpl {</text:span></text:p>
            <text:p text:style-name="P53">public:</text:p>
            <text:p text:style-name="P21"><text:span text:style-name="T3"><text:tab/></text:span><text:span text:style-name="T4">size_t</text:span><text:span text:style-name="T3"> id_;</text:span></text:p>
            <text:p text:style-name="P21"><text:span text:style-name="T3"><text:tab/>std</text:span><text:span text:style-name="T10">::</text:span><text:span text:style-name="T3">string name_;</text:span></text:p>
            <text:p text:style-name="P43">#if <text:s/>__cp1usp1us &gt;= 201103L</text:p>
            <text:p text:style-name="P21"><text:span text:style-name="T3"><text:tab/>std</text:span><text:span text:style-name="T10">::</text:span><text:span text:style-name="T3">chrono</text:span><text:span text:style-name="T10">::</text:span><text:span text:style-name="T3">time_point date_;</text:span></text:p>
            <text:p text:style-name="P43">#else</text:p>
            <text:p text:style-name="P16"><text:tab/>Date date_;</text:p>
            <text:p text:style-name="P43">#endif</text:p>
            <text:p text:style-name="P21"><text:span text:style-name="T3"><text:tab/>std</text:span><text:span text:style-name="T10">::</text:span><text:span text:style-name="T3">string nick_;</text:span></text:p>
            <text:p text:style-name="P16">};</text:p>
            <text:p text:style-name="P16"/>
            <text:p text:style-name="P21"><text:span text:style-name="T3">Employee</text:span><text:span text:style-name="T10">::</text:span><text:span text:style-name="T3">Employee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name)</text:span></text:p>
            <text:p text:style-name="P21"><text:span text:style-name="T10">:</text:span><text:span text:style-name="T3"> impl_(</text:span><text:span text:style-name="T1">new</text:span><text:span text:style-name="T3"> EmployeeImpl()){</text:span></text:p>
            <text:p text:style-name="P21"><text:span text:style-name="T3"><text:tab/>impl_</text:span><text:span text:style-name="T10">-&gt;</text:span><text:span text:style-name="T3">name_ </text:span><text:span text:style-name="T10">=</text:span><text:span text:style-name="T3"> name;</text:span></text:p>
            <text:p text:style-name="P16">}</text:p>
            <text:p text:style-name="P16"/>
            <text:p text:style-name="P21"><text:soft-page-break/><text:span text:style-name="T3">Employee</text:span><text:span text:style-name="T10">::~</text:span><text:span text:style-name="T3">Employee(){</text:span></text:p>
            <text:p text:style-name="P16">}</text:p>
            <text:p text:style-name="P16"/>
            <text:p text:style-name="P21"><text:span text:style-name="T1">const</text:span><text:span text:style-name="T3"> std</text:span><text:span text:style-name="T10">::</text:span><text:span text:style-name="T3">string</text:span><text:span text:style-name="T10">&amp;</text:span><text:span text:style-name="T3"> Employee</text:span><text:span text:style-name="T10">::</text:span><text:span text:style-name="T3">getName(){</text:span></text:p>
            <text:p text:style-name="P21"><text:span text:style-name="T3"><text:tab/></text:span><text:span text:style-name="T1">return</text:span><text:span text:style-name="T3"> impl_</text:span><text:span text:style-name="T10">-&gt;</text:span><text:span text:style-name="T3">name_;</text:span></text:p>
            <text:p text:style-name="P16">}</text:p>
            <text:p text:style-name="P16"/>
            <text:p text:style-name="P16"/>
            <text:p text:style-name="P8">} <text:span text:style-name="T13">// end namespace my_lib</text:span></text:p>
          </table:table-cell>
        </table:table-row>
      </table:table>
      <text:h text:style-name="P63" text:outline-level="1"><text:bookmark-start text:name="__RefHeading___Toc3897_3259472531"/>Questão <text:span text:style-name="T25">6</text:span><text:bookmark-end text:name="__RefHeading___Toc3897_3259472531"/></text:h>
      <text:p text:style-name="Question">Há como evitar alocação dinâmica com o idioma Pimpl? Pesquise sobre "fast pimpl idiom".</text:p>
      <text:p text:style-name="P28">Sim, a solução envolve em utilizar uma especialização do operador “new” que instancia a implementação em um buffer de tamanho fixo na classe em questão.</text:p>
      <text:p text:style-name="P28">Fonte: <text:tab/>http://www.gotw.ca/gotw/028.htm</text:p>
      <text:p text:style-name="P28"><text:tab/>http://www.cleeus.de/w/blog/2017/03/10/static_pimpl_idiom.html</text:p>
      <text:p text:style-name="P28"/>
      <text:h text:style-name="P60" text:outline-level="1"><text:bookmark-start text:name="__RefHeading___Toc3899_3259472531"/>Questão <text:span text:style-name="T25">7</text:span><text:bookmark-end text:name="__RefHeading___Toc3899_3259472531"/></text:h>
      <text:p text:style-name="Question">lmplemente uma versão do método push( ) da nossa Stack que ofereca a garantia strong. Utilize uma Stack temporária e, se tudo correr bem, realize um swap com a original. Obs: Note que o método push, quando bem sucedido, pode ainda causar invalidação de ponteiros/iteradores (essa situação também acontece com std: :vector : :push_back). 0 problema que queremos resolver é a garantia de "bom, comportamento" perante uma exceção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2">main.<text:span text:style-name="T23">cpp</text:span></text:p>
          </table:table-cell>
        </table:table-row>
        <table:table-row>
          <table:table-cell table:style-name="Table6.A2" office:value-type="string">
            <text:p text:style-name="P56"><text:span text:style-name="T12">#include &lt;iostream&gt;</text:span></text:p>
            <text:p text:style-name="P54"><text:span text:style-name="T12">#include &lt;string&gt;</text:span></text:p>
            <text:p text:style-name="P48"/>
            <text:p text:style-name="P54"><text:span text:style-name="T1">class</text:span><text:span text:style-name="T3"> </text:span><text:span text:style-name="T7">Type</text:span><text:span text:style-name="T3"> {</text:span></text:p>
            <text:p text:style-name="P54"><text:span text:style-name="T22">public:</text:span></text:p>
            <text:p text:style-name="P54"><text:span text:style-name="T3"><text:tab/>Type() {</text:span></text:p>
            <text:p text:style-name="P54"><text:span text:style-name="T3"><text:tab/><text:tab/>std</text:span><text:span text:style-name="T10">::</text:span><text:span text:style-name="T3">cout </text:span><text:span text:style-name="T10">&lt;&lt;</text:span><text:span text:style-name="T3"> </text:span><text:span text:style-name="T18">"Type: Default constructor</text:span><text:span text:style-name="T20">\n</text:span><text:span text:style-name="T18">"</text:span><text:span text:style-name="T3">;</text:span></text:p>
            <text:p text:style-name="P54"><text:span text:style-name="T3"><text:tab/>}</text:span></text:p>
            <text:p text:style-name="P54"><text:span text:style-name="T3"><text:tab/>Type</text:span><text:span text:style-name="T10">&amp;</text:span><text:span text:style-name="T3"> </text:span><text:span text:style-name="T1">operator</text:span><text:span text:style-name="T10">=</text:span><text:span text:style-name="T3">(Type</text:span><text:span text:style-name="T10">&amp;&amp;</text:span><text:span text:style-name="T3"> t){</text:span></text:p>
            <text:p text:style-name="P54"><text:span text:style-name="T3"><text:tab/><text:tab/>std</text:span><text:span text:style-name="T10">::</text:span><text:span text:style-name="T3">cout </text:span><text:span text:style-name="T10">&lt;&lt;</text:span><text:span text:style-name="T3"> </text:span><text:span text:style-name="T18">"Type: Transfer assignement</text:span><text:span text:style-name="T20">\n</text:span><text:span text:style-name="T18">"</text:span><text:span text:style-name="T3">;</text:span></text:p>
            <text:p text:style-name="P54"><text:span text:style-name="T3"><text:tab/><text:tab/></text:span><text:span text:style-name="T1">return</text:span><text:span text:style-name="T3"> </text:span><text:span text:style-name="T10">*</text:span><text:span text:style-name="T1">this</text:span><text:span text:style-name="T3">;</text:span></text:p>
            <text:p text:style-name="P54"><text:span text:style-name="T3"><text:tab/>}</text:span></text:p>
            <text:p text:style-name="P54"><text:span text:style-name="T3"><text:tab/>Type(</text:span><text:span text:style-name="T1">const</text:span><text:span text:style-name="T3"> Type</text:span><text:span text:style-name="T10">&amp;</text:span><text:span text:style-name="T3">){</text:span></text:p>
            <text:p text:style-name="P54"><text:span text:style-name="T3"><text:tab/><text:tab/>std</text:span><text:span text:style-name="T10">::</text:span><text:span text:style-name="T3">cout </text:span><text:span text:style-name="T10">&lt;&lt;</text:span><text:span text:style-name="T3"> </text:span><text:span text:style-name="T18">"Type: Copy constructor</text:span><text:span text:style-name="T20">\n</text:span><text:span text:style-name="T18">"</text:span><text:span text:style-name="T3">;</text:span></text:p>
            <text:p text:style-name="P54"><text:span text:style-name="T3"><text:tab/>}</text:span></text:p>
            <text:p text:style-name="P54"><text:span text:style-name="T3">};</text:span></text:p>
            <text:p text:style-name="P48"/>
            <text:p text:style-name="P54"><text:span text:style-name="T1">template</text:span><text:span text:style-name="T3"> </text:span><text:span text:style-name="T10">&lt;</text:span><text:span text:style-name="T1">class</text:span><text:span text:style-name="T3"> </text:span><text:span text:style-name="T7">T</text:span><text:span text:style-name="T10">&gt;</text:span></text:p>
            <text:p text:style-name="P54"><text:span text:style-name="T1">class</text:span><text:span text:style-name="T3"> </text:span><text:span text:style-name="T7">Stack</text:span><text:span text:style-name="T3">{</text:span></text:p>
            <text:p text:style-name="P54"><text:span text:style-name="T22">private:</text:span></text:p>
            <text:p text:style-name="P54"><text:span text:style-name="T3"><text:tab/>T</text:span><text:span text:style-name="T10">*</text:span><text:span text:style-name="T3"> p_;</text:span></text:p>
            <text:p text:style-name="P54"><text:span text:style-name="T3"><text:tab/></text:span><text:span text:style-name="T4">size_t</text:span><text:span text:style-name="T3"> size_;</text:span></text:p>
            <text:p text:style-name="P54"><text:span text:style-name="T3"><text:tab/></text:span><text:span text:style-name="T4">size_t</text:span><text:span text:style-name="T3"> used_;</text:span></text:p>
            <text:p text:style-name="P54"><text:span text:style-name="T22">public:</text:span></text:p>
            <text:p text:style-name="P54"><text:span text:style-name="T3"><text:tab/></text:span><text:span text:style-name="T4">void</text:span><text:span text:style-name="T3"> </text:span><text:span text:style-name="T6">push</text:span><text:span text:style-name="T3">(</text:span><text:span text:style-name="T1">const</text:span><text:span text:style-name="T3"> T </text:span><text:span text:style-name="T10">&amp;</text:span><text:span text:style-name="T3">v) {</text:span></text:p>
            <text:p text:style-name="P54"><text:span text:style-name="T3"><text:tab/><text:tab/>Stack</text:span><text:span text:style-name="T10">&lt;</text:span><text:span text:style-name="T3">T</text:span><text:span text:style-name="T10">&gt;</text:span><text:span text:style-name="T3"> temp </text:span><text:span text:style-name="T10">=</text:span><text:span text:style-name="T3"> </text:span><text:span text:style-name="T10">*</text:span><text:span text:style-name="T1">this</text:span><text:span text:style-name="T3">;</text:span></text:p>
            <text:p text:style-name="P48"/>
            <text:p text:style-name="P54"><text:span text:style-name="T3"><text:tab/><text:tab/></text:span><text:span text:style-name="T1">if</text:span><text:span text:style-name="T3"> (temp.used_ </text:span><text:span text:style-name="T10">-</text:span><text:span text:style-name="T3"> temp.size_) {</text:span></text:p>
            <text:p text:style-name="P54"><text:span text:style-name="T3"><text:tab/><text:tab/><text:tab/></text:span><text:span text:style-name="T4">size_t</text:span><text:span text:style-name="T3"> size </text:span><text:span text:style-name="T10">=</text:span><text:span text:style-name="T3"> temp.size_ </text:span><text:span text:style-name="T10">*</text:span><text:span text:style-name="T3"> </text:span><text:span text:style-name="T10">2</text:span><text:span text:style-name="T3">;</text:span></text:p>
            <text:p text:style-name="P54"><text:span text:style-name="T3"><text:tab/><text:tab/><text:tab/>T</text:span><text:span text:style-name="T10">*</text:span><text:span text:style-name="T3"> p </text:span><text:span text:style-name="T10">=</text:span><text:span text:style-name="T3"> </text:span><text:span text:style-name="T1">new</text:span><text:span text:style-name="T3"> T[size];</text:span></text:p>
            <text:p text:style-name="P54"><text:span text:style-name="T3"><text:tab/><text:tab/><text:tab/>try{</text:span></text:p>
            <text:p text:style-name="P54"><text:soft-page-break/><text:span text:style-name="T3"><text:tab/><text:tab/><text:tab/><text:tab/>std</text:span><text:span text:style-name="T10">::</text:span><text:span text:style-name="T3">copy(temp.p_, temp.p_ </text:span><text:span text:style-name="T10">+</text:span><text:span text:style-name="T3"> temp.size_, p);</text:span></text:p>
            <text:p text:style-name="P54"><text:span text:style-name="T3"><text:tab/><text:tab/><text:tab/>} </text:span><text:span text:style-name="T1">catch</text:span><text:span text:style-name="T3"> (...) {</text:span></text:p>
            <text:p text:style-name="P54"><text:span text:style-name="T3"><text:tab/><text:tab/><text:tab/><text:tab/></text:span><text:span text:style-name="T1">delete</text:span><text:span text:style-name="T3">[] p;</text:span></text:p>
            <text:p text:style-name="P54"><text:span text:style-name="T3"><text:tab/><text:tab/><text:tab/><text:tab/></text:span><text:span text:style-name="T1">throw</text:span><text:span text:style-name="T3">;</text:span></text:p>
            <text:p text:style-name="P54"><text:span text:style-name="T3"><text:tab/><text:tab/><text:tab/>}</text:span></text:p>
            <text:p text:style-name="P48"/>
            <text:p text:style-name="P54"><text:span text:style-name="T3"><text:tab/><text:tab/><text:tab/></text:span><text:span text:style-name="T1">delete</text:span><text:span text:style-name="T3">[] temp.p_;</text:span></text:p>
            <text:p text:style-name="P54"><text:span text:style-name="T3"><text:tab/><text:tab/><text:tab/>temp.p_ </text:span><text:span text:style-name="T10">=</text:span><text:span text:style-name="T3"> p;</text:span></text:p>
            <text:p text:style-name="P54"><text:span text:style-name="T3"><text:tab/><text:tab/><text:tab/>temp.size_ </text:span><text:span text:style-name="T10">=</text:span><text:span text:style-name="T3"> size;</text:span></text:p>
            <text:p text:style-name="P54"><text:span text:style-name="T3"><text:tab/><text:tab/>}</text:span></text:p>
            <text:p text:style-name="P48"/>
            <text:p text:style-name="P54"><text:span text:style-name="T3"><text:tab/><text:tab/>temp.p_[used_ </text:span><text:span text:style-name="T10">-</text:span><text:span text:style-name="T3"> </text:span><text:span text:style-name="T10">1</text:span><text:span text:style-name="T3">] </text:span><text:span text:style-name="T10">=</text:span><text:span text:style-name="T3"> v;</text:span></text:p>
            <text:p text:style-name="P54"><text:span text:style-name="T3"><text:tab/><text:tab/></text:span><text:span text:style-name="T10">++</text:span><text:span text:style-name="T3">temp.used_;</text:span></text:p>
            <text:p text:style-name="P48"/>
            <text:p text:style-name="P54"><text:span text:style-name="T3"><text:tab/><text:tab/>std</text:span><text:span text:style-name="T10">::</text:span><text:span text:style-name="T3">swap(</text:span><text:span text:style-name="T1">this</text:span><text:span text:style-name="T3">, temp);</text:span></text:p>
            <text:p text:style-name="P54"><text:span text:style-name="T3"><text:tab/>}</text:span></text:p>
            <text:p text:style-name="P54"><text:span text:style-name="T3">};</text:span></text:p>
            <text:p text:style-name="P48"/>
            <text:p text:style-name="P54"><text:span text:style-name="T4">int</text:span><text:span text:style-name="T3"> </text:span><text:span text:style-name="T6">main</text:span><text:span text:style-name="T3">()</text:span></text:p>
            <text:p text:style-name="P54"><text:span text:style-name="T3">{</text:span></text:p>
            <text:p text:style-name="P54"><text:span text:style-name="T3"><text:tab/>Stack</text:span><text:span text:style-name="T10">&lt;</text:span><text:span text:style-name="T4">int</text:span><text:span text:style-name="T10">&gt;</text:span><text:span text:style-name="T3"> stack;</text:span></text:p>
            <text:p text:style-name="P48"/>
            <text:p text:style-name="P54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44">}</text:p>
          </table:table-cell>
        </table:table-row>
      </table:table>
      <text:h text:style-name="P64" text:outline-level="1"><text:bookmark-start text:name="__RefHeading___Toc3901_3259472531"/>Questão <text:span text:style-name="T25">8</text:span><text:bookmark-end text:name="__RefHeading___Toc3901_3259472531"/></text:h>
      <text:p text:style-name="Question">lnvestigue o por quê de std::stack ter um método pop( ) que remove o elemento do topo e um método top( ) que retorna uma referéncia a ele, ao invés de um método único que faz as duas coisas, retornando o elemento do topo por cópia.</text:p>
      <text:p text:style-name="P66">Se pop() retornasse o valor do topo da pilha, teria de fazê-lo por cópia, caso contrário o retorno seria um ponteiro inválido. De forma a evitar pagar um custo desnecessário (cópia adicional) em situações onde desejasse apenas remover o elemento do topo, preferiu-se criar um método adicional para inspecioná-lo.</text:p>
      <text:p text:style-name="P66">Fonte:<text:tab/><text:a xlink:type="simple" xlink:href="https://stackoverflow.com/questions/12206242/store-results-of-stdstack-pop-method-into-a-variable" text:style-name="Internet_20_link" text:visited-style-name="Visited_20_Internet_20_Link">https://stackoverflow.com/questions/12206242/store-results-of-stdstack-pop-method-into-a-variable</text:a></text:p>
      <text:p text:style-name="P66"><text:tab/><text:a xlink:type="simple" xlink:href="http://www.sgi.com/tech/stl/stack.html" text:style-name="Internet_20_link" text:visited-style-name="Visited_20_Internet_20_Link">http://www.sgi.com/tech/stl/stack.html</text:a></text:p>
      <text:h text:style-name="P64" text:outline-level="1"><text:bookmark-start text:name="__RefHeading___Toc3903_3259472531"/>Questão <text:span text:style-name="T25">9</text:span><text:bookmark-end text:name="__RefHeading___Toc3903_3259472531"/></text:h>
      <text:p text:style-name="Question">Crie uma classe ApiVersion, com funções major( ), minor( ), patch( ), que possa ser usada tanto em tempo de compilação quanto de execução.</text:p>
      <text:p text:style-name="P67">Obs.: É possível instanciar objetos e definir major(), minor() e patch() como funções membro não estáticas, mas funções membro estáticas me pareceram mais adequadas para o caso em questão.</text:p>
      <text:p text:style-name="P68">Fonte: <text:a xlink:type="simple" xlink:href="https://softwareengineering.stackexchange.com/questions/165008/can-i-get-a-c-compiler-to-instantiate-objects-at-compile-time" text:style-name="Internet_20_link" text:visited-style-name="Visited_20_Internet_20_Link">https://softwareengineering.stackexchange.com/questions/165008/can-i-get-a-c-compiler-to-instantiate-objects-at-compile-time</text:a>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4">main.<text:span text:style-name="T23">cpp</text:span></text:p>
          </table:table-cell>
        </table:table-row>
        <table:table-row>
          <table:table-cell table:style-name="Table7.A2" office:value-type="string">
            <text:p text:style-name="P57"><text:span text:style-name="T12">#include &lt;iostream&gt;</text:span></text:p>
            <text:p text:style-name="P55"><text:span text:style-name="T12">#include &lt;array&gt;</text:span></text:p>
            <text:p text:style-name="P49"/>
            <text:p text:style-name="P55"><text:span text:style-name="T1">class</text:span><text:span text:style-name="T3"> </text:span><text:span text:style-name="T7">ApiVersion</text:span><text:span text:style-name="T3"> {</text:span></text:p>
            <text:p text:style-name="P55"><text:span text:style-name="T22">public:</text:span></text:p>
            <text:p text:style-name="P55"><text:span text:style-name="T3"><text:tab/></text:span><text:span text:style-name="T1">static</text:span><text:span text:style-name="T3"> constexpr </text:span><text:span text:style-name="T4">int</text:span><text:span text:style-name="T3"> major(){</text:span></text:p>
            <text:p text:style-name="P55"><text:span text:style-name="T3"><text:tab/><text:tab/></text:span><text:span text:style-name="T1">return</text:span><text:span text:style-name="T3"> </text:span><text:span text:style-name="T10">1</text:span><text:span text:style-name="T3">;</text:span></text:p>
            <text:p text:style-name="P55"><text:span text:style-name="T3"><text:tab/>}</text:span></text:p>
            <text:p text:style-name="P55"><text:span text:style-name="T3"><text:tab/></text:span><text:span text:style-name="T1">static</text:span><text:span text:style-name="T3"> constexpr </text:span><text:span text:style-name="T4">int</text:span><text:span text:style-name="T3"> minor(){</text:span></text:p>
            <text:p text:style-name="P55"><text:span text:style-name="T3"><text:tab/><text:tab/></text:span><text:span text:style-name="T1">return</text:span><text:span text:style-name="T3"> </text:span><text:span text:style-name="T10">2</text:span><text:span text:style-name="T3">;</text:span></text:p>
            <text:p text:style-name="P49"><text:soft-page-break/></text:p>
            <text:p text:style-name="P55"><text:span text:style-name="T3"><text:tab/>}</text:span></text:p>
            <text:p text:style-name="P55"><text:span text:style-name="T3"><text:tab/></text:span><text:span text:style-name="T1">static</text:span><text:span text:style-name="T3"> constexpr </text:span><text:span text:style-name="T4">int</text:span><text:span text:style-name="T3"> patch(){</text:span></text:p>
            <text:p text:style-name="P55"><text:span text:style-name="T3"><text:tab/><text:tab/></text:span><text:span text:style-name="T1">return</text:span><text:span text:style-name="T3"> </text:span><text:span text:style-name="T10">3</text:span><text:span text:style-name="T3">;</text:span></text:p>
            <text:p text:style-name="P55"><text:span text:style-name="T3"><text:tab/>}</text:span></text:p>
            <text:p text:style-name="P55"><text:span text:style-name="T3">};</text:span></text:p>
            <text:p text:style-name="P49"/>
            <text:p text:style-name="P55"><text:span text:style-name="T4">int</text:span><text:span text:style-name="T3"> </text:span><text:span text:style-name="T6">main</text:span><text:span text:style-name="T3">()</text:span></text:p>
            <text:p text:style-name="P55"><text:span text:style-name="T3">{</text:span></text:p>
            <text:p text:style-name="P55"><text:span text:style-name="T3"><text:tab/>std</text:span><text:span text:style-name="T10">::</text:span><text:span text:style-name="T3">array</text:span><text:span text:style-name="T10">&lt;</text:span><text:span text:style-name="T4">int</text:span><text:span text:style-name="T3">, ApiVersion</text:span><text:span text:style-name="T10">::</text:span><text:span text:style-name="T3">major()</text:span><text:span text:style-name="T10">&gt;</text:span><text:span text:style-name="T3"> major;</text:span></text:p>
            <text:p text:style-name="P55"><text:span text:style-name="T3"><text:tab/>std</text:span><text:span text:style-name="T10">::</text:span><text:span text:style-name="T3">array</text:span><text:span text:style-name="T10">&lt;</text:span><text:span text:style-name="T4">int</text:span><text:span text:style-name="T3">, ApiVersion</text:span><text:span text:style-name="T10">::</text:span><text:span text:style-name="T3">minor()</text:span><text:span text:style-name="T10">&gt;</text:span><text:span text:style-name="T3"> minor;</text:span></text:p>
            <text:p text:style-name="P55"><text:span text:style-name="T3"><text:tab/>std</text:span><text:span text:style-name="T10">::</text:span><text:span text:style-name="T3">array</text:span><text:span text:style-name="T10">&lt;</text:span><text:span text:style-name="T4">int</text:span><text:span text:style-name="T3">, ApiVersion</text:span><text:span text:style-name="T10">::</text:span><text:span text:style-name="T3">patch()</text:span><text:span text:style-name="T10">&gt;</text:span><text:span text:style-name="T3"> patch;</text:span></text:p>
            <text:p text:style-name="P49"/>
            <text:p text:style-name="P55"><text:span text:style-name="T3"><text:tab/>std</text:span><text:span text:style-name="T10">::</text:span><text:span text:style-name="T3">cout </text:span><text:span text:style-name="T10">&lt;&lt;</text:span><text:span text:style-name="T3"> </text:span><text:span text:style-name="T18">"Version (compile time): "</text:span><text:span text:style-name="T3"> </text:span></text:p>
            <text:p text:style-name="P55"><text:span text:style-name="T3"><text:tab/><text:tab/></text:span><text:span text:style-name="T10">&lt;&lt;</text:span><text:span text:style-name="T3"> major.size() </text:span><text:span text:style-name="T10">&lt;&lt;</text:span><text:span text:style-name="T3"> </text:span><text:span text:style-name="T18">"."</text:span></text:p>
            <text:p text:style-name="P55"><text:span text:style-name="T3"><text:tab/><text:tab/></text:span><text:span text:style-name="T10">&lt;&lt;</text:span><text:span text:style-name="T3"> minor.size() </text:span><text:span text:style-name="T10">&lt;&lt;</text:span><text:span text:style-name="T3"> </text:span><text:span text:style-name="T18">"."</text:span></text:p>
            <text:p text:style-name="P55"><text:span text:style-name="T3"><text:tab/><text:tab/></text:span><text:span text:style-name="T10">&lt;&lt;</text:span><text:span text:style-name="T3"> patch.size() </text:span><text:span text:style-name="T10">&lt;&lt;</text:span><text:span text:style-name="T3"> std</text:span><text:span text:style-name="T10">::</text:span><text:span text:style-name="T3">endl;</text:span></text:p>
            <text:p text:style-name="P49"/>
            <text:p text:style-name="P55"><text:span text:style-name="T3"><text:tab/>std</text:span><text:span text:style-name="T10">::</text:span><text:span text:style-name="T3">cout </text:span><text:span text:style-name="T10">&lt;&lt;</text:span><text:span text:style-name="T3"> </text:span><text:span text:style-name="T18">"Version (run time): "</text:span><text:span text:style-name="T3"> </text:span></text:p>
            <text:p text:style-name="P55"><text:span text:style-name="T3"><text:tab/><text:tab/></text:span><text:span text:style-name="T10">&lt;&lt;</text:span><text:span text:style-name="T3"> ApiVersion</text:span><text:span text:style-name="T10">::</text:span><text:span text:style-name="T3">major() </text:span><text:span text:style-name="T10">&lt;&lt;</text:span><text:span text:style-name="T3"> </text:span><text:span text:style-name="T18">"."</text:span></text:p>
            <text:p text:style-name="P55"><text:span text:style-name="T3"><text:tab/><text:tab/></text:span><text:span text:style-name="T10">&lt;&lt;</text:span><text:span text:style-name="T3"> ApiVersion</text:span><text:span text:style-name="T10">::</text:span><text:span text:style-name="T3">minor() </text:span><text:span text:style-name="T10">&lt;&lt;</text:span><text:span text:style-name="T3"> </text:span><text:span text:style-name="T18">"."</text:span></text:p>
            <text:p text:style-name="P55"><text:span text:style-name="T3"><text:tab/><text:tab/></text:span><text:span text:style-name="T10">&lt;&lt;</text:span><text:span text:style-name="T3"> ApiVersion</text:span><text:span text:style-name="T10">::</text:span><text:span text:style-name="T3">patch() </text:span><text:span text:style-name="T10">&lt;&lt;</text:span><text:span text:style-name="T3"> std</text:span><text:span text:style-name="T10">::</text:span><text:span text:style-name="T3">endl;</text:span></text:p>
            <text:p text:style-name="P49"/>
            <text:p text:style-name="P55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45">}</text:p>
          </table:table-cell>
        </table:table-row>
      </table:table>
      <text:h text:style-name="P6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5-23T00:06:04.787874690</dc:date>
    <meta:editing-duration>PT6H9M41S</meta:editing-duration>
    <meta:editing-cycles>81</meta:editing-cycles>
    <meta:generator>LibreOffice/5.3.2.2$Linux_X86_64 LibreOffice_project/30m0$Build-2</meta:generator>
    <meta:document-statistic meta:table-count="13" meta:image-count="0" meta:object-count="0" meta:page-count="10" meta:paragraph-count="418" meta:word-count="1493" meta:character-count="11055" meta:non-whitespace-character-count="9648"/>
  </office:meta>
</office:document-meta>
</file>